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79.0607" calcext:value-type="float">
            <text:p>79.0607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79.0607" calcext:value-type="float">
            <text:p>79.060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79.0607" calcext:value-type="float">
            <text:p>79.060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79.0607" calcext:value-type="float">
            <text:p>79.0607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3])/45" office:value-type="float" office:value="0.111111111111111" calcext:value-type="float">
            <text:p>0.111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4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8.27979" calcext:value-type="float">
            <text:p>8.27979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8.27979" calcext:value-type="float">
            <text:p>8.27979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8.27979" calcext:value-type="float">
            <text:p>8.27979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8.27979" calcext:value-type="float">
            <text:p>8.27979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8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21.8386" calcext:value-type="float">
            <text:p>21.8386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21.8386" calcext:value-type="float">
            <text:p>21.8386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21.8386" calcext:value-type="float">
            <text:p>21.8386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21.8386" calcext:value-type="float">
            <text:p>21.8386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1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14.1258" calcext:value-type="float">
            <text:p>14.1258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4.1258" calcext:value-type="float">
            <text:p>14.1258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4.1258" calcext:value-type="float">
            <text:p>14.1258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4.1258" calcext:value-type="float">
            <text:p>14.1258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9.25214" calcext:value-type="float">
            <text:p>9.25214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9.25214" calcext:value-type="float">
            <text:p>9.25214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9.25214" calcext:value-type="float">
            <text:p>9.25214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9.25214" calcext:value-type="float">
            <text:p>9.25214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12.8774" calcext:value-type="float">
            <text:p>12.8774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12.8774" calcext:value-type="float">
            <text:p>12.877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2.8774" calcext:value-type="float">
            <text:p>12.877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2.8774" calcext:value-type="float">
            <text:p>12.8774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45-[.J18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9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0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17.6742" calcext:value-type="float">
            <text:p>17.6742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7.6742" calcext:value-type="float">
            <text:p>17.6742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7.6742" calcext:value-type="float">
            <text:p>17.6742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7.6742" calcext:value-type="float">
            <text:p>17.6742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2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12.0274" calcext:value-type="float">
            <text:p>12.0274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2.0274" calcext:value-type="float">
            <text:p>12.0274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2.0274" calcext:value-type="float">
            <text:p>12.0274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2.0274" calcext:value-type="float">
            <text:p>12.0274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24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8.56131" calcext:value-type="float">
            <text:p>8.56131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8.56131" calcext:value-type="float">
            <text:p>8.56131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8.56131" calcext:value-type="float">
            <text:p>8.56131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8.56131" calcext:value-type="float">
            <text:p>8.56131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7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8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9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9.32458" calcext:value-type="float">
            <text:p>9.32458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9.32458" calcext:value-type="float">
            <text:p>9.32458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32458" calcext:value-type="float">
            <text:p>9.32458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32458" calcext:value-type="float">
            <text:p>9.32458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0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1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2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10.1284" calcext:value-type="float">
            <text:p>10.1284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10.1284" calcext:value-type="float">
            <text:p>10.1284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10.1284" calcext:value-type="float">
            <text:p>10.1284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10.1284" calcext:value-type="float">
            <text:p>10.1284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33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35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8.51792" calcext:value-type="float">
            <text:p>8.51792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8.51792" calcext:value-type="float">
            <text:p>8.5179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8.51792" calcext:value-type="float">
            <text:p>8.5179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8.51792" calcext:value-type="float">
            <text:p>8.51792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36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37])/45" office:value-type="float" office:value="0.111111111111111" calcext:value-type="float">
            <text:p>0.111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45-[.J38])/45" office:value-type="float" office:value="0.0444444444444444" calcext:value-type="float">
            <text:p>0.044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25.7999" calcext:value-type="float">
            <text:p>25.7999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25.7999" calcext:value-type="float">
            <text:p>25.7999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25.7999" calcext:value-type="float">
            <text:p>25.7999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25.7999" calcext:value-type="float">
            <text:p>25.7999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9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0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41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15.5408" calcext:value-type="float">
            <text:p>15.5408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15.5408" calcext:value-type="float">
            <text:p>15.5408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5.5408" calcext:value-type="float">
            <text:p>15.5408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5.5408" calcext:value-type="float">
            <text:p>15.5408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42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43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44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15.0555" calcext:value-type="float">
            <text:p>15.0555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15.0555" calcext:value-type="float">
            <text:p>15.0555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5.0555" calcext:value-type="float">
            <text:p>15.0555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5.0555" calcext:value-type="float">
            <text:p>15.0555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45-[.J45])/45" office:value-type="float" office:value="0.0666666666666667" calcext:value-type="float">
            <text:p>0.067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46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4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11.6854" calcext:value-type="float">
            <text:p>11.6854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11.6854" calcext:value-type="float">
            <text:p>11.6854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11.6854" calcext:value-type="float">
            <text:p>11.6854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11.6854" calcext:value-type="float">
            <text:p>11.6854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4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9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5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7.28014" calcext:value-type="float">
            <text:p>7.28014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7.28014" calcext:value-type="float">
            <text:p>7.2801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7.28014" calcext:value-type="float">
            <text:p>7.2801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7.28014" calcext:value-type="float">
            <text:p>7.28014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51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5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53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7.06995" calcext:value-type="float">
            <text:p>7.06995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7.06995" calcext:value-type="float">
            <text:p>7.06995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7.06995" calcext:value-type="float">
            <text:p>7.06995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7.06995" calcext:value-type="float">
            <text:p>7.06995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5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5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56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9.14696" calcext:value-type="float">
            <text:p>9.14696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9.14696" calcext:value-type="float">
            <text:p>9.14696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9.14696" calcext:value-type="float">
            <text:p>9.14696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9.14696" calcext:value-type="float">
            <text:p>9.14696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45-[.J57])/45" office:value-type="float" office:value="0.0888888888888889" calcext:value-type="float">
            <text:p>0.089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58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59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0.3322" calcext:value-type="float">
            <text:p>10.3322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0.3322" calcext:value-type="float">
            <text:p>10.332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3322" calcext:value-type="float">
            <text:p>10.332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3322" calcext:value-type="float">
            <text:p>10.3322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0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61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62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0.0131" calcext:value-type="float">
            <text:p>10.0131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0.0131" calcext:value-type="float">
            <text:p>10.0131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0131" calcext:value-type="float">
            <text:p>10.0131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0131" calcext:value-type="float">
            <text:p>10.0131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6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4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65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87.0989" calcext:value-type="float">
            <text:p>87.0989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87.0989" calcext:value-type="float">
            <text:p>87.0989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87.0989" calcext:value-type="float">
            <text:p>87.0989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87.0989" calcext:value-type="float">
            <text:p>87.0989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66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68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11.1354" calcext:value-type="float">
            <text:p>11.1354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11.1354" calcext:value-type="float">
            <text:p>11.1354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1.1354" calcext:value-type="float">
            <text:p>11.1354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1.1354" calcext:value-type="float">
            <text:p>11.1354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(45-[.J6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45-[.J70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1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3.3318" calcext:value-type="float">
            <text:p>13.3318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3.3318" calcext:value-type="float">
            <text:p>13.3318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3.3318" calcext:value-type="float">
            <text:p>13.3318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3.3318" calcext:value-type="float">
            <text:p>13.3318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72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3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74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9.00172" calcext:value-type="float">
            <text:p>9.00172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9.00172" calcext:value-type="float">
            <text:p>9.00172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9.00172" calcext:value-type="float">
            <text:p>9.00172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9.00172" calcext:value-type="float">
            <text:p>9.00172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7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7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7.58518" calcext:value-type="float">
            <text:p>7.58518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7.58518" calcext:value-type="float">
            <text:p>7.5851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7.58518" calcext:value-type="float">
            <text:p>7.5851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7.58518" calcext:value-type="float">
            <text:p>7.58518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8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1.8641" calcext:value-type="float">
            <text:p>11.864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1.8641" calcext:value-type="float">
            <text:p>11.864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1.8641" calcext:value-type="float">
            <text:p>11.864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1.8641" calcext:value-type="float">
            <text:p>11.864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81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8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21.7118" calcext:value-type="float">
            <text:p>21.7118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21.7118" calcext:value-type="float">
            <text:p>21.7118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21.7118" calcext:value-type="float">
            <text:p>21.7118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21.7118" calcext:value-type="float">
            <text:p>21.7118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8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85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86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2.3313" calcext:value-type="float">
            <text:p>12.331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2.3313" calcext:value-type="float">
            <text:p>12.331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3313" calcext:value-type="float">
            <text:p>12.331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3313" calcext:value-type="float">
            <text:p>12.331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87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88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45-[.J89])/45" office:value-type="float" office:value="0.0666666666666667" calcext:value-type="float">
            <text:p>0.067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8.08757" calcext:value-type="float">
            <text:p>8.08757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8.08757" calcext:value-type="float">
            <text:p>8.08757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8.08757" calcext:value-type="float">
            <text:p>8.08757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8.08757" calcext:value-type="float">
            <text:p>8.08757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90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91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92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15.7754" calcext:value-type="float">
            <text:p>15.7754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15.7754" calcext:value-type="float">
            <text:p>15.7754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5.7754" calcext:value-type="float">
            <text:p>15.7754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5.7754" calcext:value-type="float">
            <text:p>15.7754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93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94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9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8.35175" calcext:value-type="float">
            <text:p>8.35175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8.35175" calcext:value-type="float">
            <text:p>8.35175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8.35175" calcext:value-type="float">
            <text:p>8.35175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8.35175" calcext:value-type="float">
            <text:p>8.35175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96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97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9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8.67905" calcext:value-type="float">
            <text:p>8.67905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8.67905" calcext:value-type="float">
            <text:p>8.67905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8.67905" calcext:value-type="float">
            <text:p>8.67905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8.67905" calcext:value-type="float">
            <text:p>8.67905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99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1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7.62918" calcext:value-type="float">
            <text:p>7.62918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7.62918" calcext:value-type="float">
            <text:p>7.62918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7.62918" calcext:value-type="float">
            <text:p>7.62918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7.62918" calcext:value-type="float">
            <text:p>7.62918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0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0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0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23.7434" calcext:value-type="float">
            <text:p>23.7434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23.7434" calcext:value-type="float">
            <text:p>23.7434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23.7434" calcext:value-type="float">
            <text:p>23.7434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23.7434" calcext:value-type="float">
            <text:p>23.7434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0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0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07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9.00406" calcext:value-type="float">
            <text:p>9.00406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9.00406" calcext:value-type="float">
            <text:p>9.00406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9.00406" calcext:value-type="float">
            <text:p>9.00406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9.00406" calcext:value-type="float">
            <text:p>9.00406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08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09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10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9.12034" calcext:value-type="float">
            <text:p>9.12034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9.12034" calcext:value-type="float">
            <text:p>9.12034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9.12034" calcext:value-type="float">
            <text:p>9.12034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9.12034" calcext:value-type="float">
            <text:p>9.12034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1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13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97.8095" calcext:value-type="float">
            <text:p>97.8095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97.8095" calcext:value-type="float">
            <text:p>97.8095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97.8095" calcext:value-type="float">
            <text:p>97.8095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97.8095" calcext:value-type="float">
            <text:p>97.8095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1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15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7.82479" calcext:value-type="float">
            <text:p>7.82479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7.82479" calcext:value-type="float">
            <text:p>7.8247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7.82479" calcext:value-type="float">
            <text:p>7.8247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7.82479" calcext:value-type="float">
            <text:p>7.82479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17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8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19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5.9546" calcext:value-type="float">
            <text:p>15.954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9546" calcext:value-type="float">
            <text:p>15.954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9546" calcext:value-type="float">
            <text:p>15.9546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12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21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2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2.2534" calcext:value-type="float">
            <text:p>12.2534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2.2534" calcext:value-type="float">
            <text:p>12.2534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2.2534" calcext:value-type="float">
            <text:p>12.2534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2.2534" calcext:value-type="float">
            <text:p>12.2534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3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4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2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10.3374" calcext:value-type="float">
            <text:p>10.3374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0.3374" calcext:value-type="float">
            <text:p>10.3374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0.3374" calcext:value-type="float">
            <text:p>10.3374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0.3374" calcext:value-type="float">
            <text:p>10.3374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26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0.0443" calcext:value-type="float">
            <text:p>10.0443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0.0443" calcext:value-type="float">
            <text:p>10.0443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0.0443" calcext:value-type="float">
            <text:p>10.0443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0.0443" calcext:value-type="float">
            <text:p>10.0443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9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0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31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101.829" calcext:value-type="float">
            <text:p>101.829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01.829" calcext:value-type="float">
            <text:p>101.82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01.829" calcext:value-type="float">
            <text:p>101.82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01.829" calcext:value-type="float">
            <text:p>101.829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132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34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7.49156" calcext:value-type="float">
            <text:p>7.49156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7.49156" calcext:value-type="float">
            <text:p>7.49156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7.49156" calcext:value-type="float">
            <text:p>7.49156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7.49156" calcext:value-type="float">
            <text:p>7.49156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3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3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12.3694" calcext:value-type="float">
            <text:p>12.3694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12.3694" calcext:value-type="float">
            <text:p>12.3694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2.3694" calcext:value-type="float">
            <text:p>12.3694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2.3694" calcext:value-type="float">
            <text:p>12.3694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3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9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4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0.9905" calcext:value-type="float">
            <text:p>10.9905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0.9905" calcext:value-type="float">
            <text:p>10.9905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.9905" calcext:value-type="float">
            <text:p>10.9905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.9905" calcext:value-type="float">
            <text:p>10.9905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4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42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43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10.9903" calcext:value-type="float">
            <text:p>10.9903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0.9903" calcext:value-type="float">
            <text:p>10.9903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0.9903" calcext:value-type="float">
            <text:p>10.9903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0.9903" calcext:value-type="float">
            <text:p>10.9903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44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4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35.5059" calcext:value-type="float">
            <text:p>35.5059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35.5059" calcext:value-type="float">
            <text:p>35.5059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5.5059" calcext:value-type="float">
            <text:p>35.5059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5.5059" calcext:value-type="float">
            <text:p>35.5059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147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8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9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21.944" calcext:value-type="float">
            <text:p>21.944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21.944" calcext:value-type="float">
            <text:p>21.944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21.944" calcext:value-type="float">
            <text:p>21.944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21.944" calcext:value-type="float">
            <text:p>21.944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5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5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5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13.4608" calcext:value-type="float">
            <text:p>13.4608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13.4608" calcext:value-type="float">
            <text:p>13.4608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13.4608" calcext:value-type="float">
            <text:p>13.4608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13.4608" calcext:value-type="float">
            <text:p>13.4608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5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5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55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54.5331" calcext:value-type="float">
            <text:p>54.5331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54.5331" calcext:value-type="float">
            <text:p>54.5331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54.5331" calcext:value-type="float">
            <text:p>54.5331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54.5331" calcext:value-type="float">
            <text:p>54.5331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56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5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58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8.53491" calcext:value-type="float">
            <text:p>8.53491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8.53491" calcext:value-type="float">
            <text:p>8.53491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8.53491" calcext:value-type="float">
            <text:p>8.53491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8.53491" calcext:value-type="float">
            <text:p>8.53491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6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44.5913" calcext:value-type="float">
            <text:p>44.5913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44.5913" calcext:value-type="float">
            <text:p>44.5913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44.5913" calcext:value-type="float">
            <text:p>44.5913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44.5913" calcext:value-type="float">
            <text:p>44.5913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62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64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26.3329" calcext:value-type="float">
            <text:p>26.3329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26.3329" calcext:value-type="float">
            <text:p>26.3329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26.3329" calcext:value-type="float">
            <text:p>26.3329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26.3329" calcext:value-type="float">
            <text:p>26.3329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6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6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6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12.1373" calcext:value-type="float">
            <text:p>12.1373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12.1373" calcext:value-type="float">
            <text:p>12.1373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12.1373" calcext:value-type="float">
            <text:p>12.1373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12.1373" calcext:value-type="float">
            <text:p>12.1373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68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6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170])/45" office:value-type="float" office:value="0.155555555555556" calcext:value-type="float">
            <text:p>0.156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9.95895" calcext:value-type="float">
            <text:p>9.95895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9.95895" calcext:value-type="float">
            <text:p>9.95895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9.95895" calcext:value-type="float">
            <text:p>9.95895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9.95895" calcext:value-type="float">
            <text:p>9.95895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7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72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13.7861" calcext:value-type="float">
            <text:p>13.7861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3.7861" calcext:value-type="float">
            <text:p>13.786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3.7861" calcext:value-type="float">
            <text:p>13.786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3.7861" calcext:value-type="float">
            <text:p>13.7861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74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5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7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13.7241" calcext:value-type="float">
            <text:p>13.7241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3.7241" calcext:value-type="float">
            <text:p>13.7241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3.7241" calcext:value-type="float">
            <text:p>13.7241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3.7241" calcext:value-type="float">
            <text:p>13.7241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7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79])/45" office:value-type="float" office:value="0.311111111111111" calcext:value-type="float">
            <text:p>0.3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6540.44725" calcext:value-type="float">
            <text:p>36540.44725</text:p>
          </table:table-cell>
          <table:table-cell table:formula="of:=SUM([.C3:.C179])" office:value-type="float" office:value="118" calcext:value-type="float">
            <text:p>118</text:p>
          </table:table-cell>
          <table:table-cell table:formula="of:=SUM([.D3:.D179])" office:value-type="float" office:value="36540.44725" calcext:value-type="float">
            <text:p>36540.44725</text:p>
          </table:table-cell>
          <table:table-cell table:formula="of:=SUM([.E3:.E179])" office:value-type="float" office:value="118" calcext:value-type="float">
            <text:p>118</text:p>
          </table:table-cell>
          <table:table-cell table:formula="of:=SUM([.F3:.F179])" office:value-type="float" office:value="36540.44725" calcext:value-type="float">
            <text:p>36540.44725</text:p>
          </table:table-cell>
          <table:table-cell table:formula="of:=SUM([.G3:.G179])" office:value-type="float" office:value="118" calcext:value-type="float">
            <text:p>118</text:p>
          </table:table-cell>
          <table:table-cell table:formula="of:=SUM([.H3:.H179])" office:value-type="float" office:value="36540.44725" calcext:value-type="float">
            <text:p>36540.44725</text:p>
          </table:table-cell>
          <table:table-cell table:formula="of:=SUM([.I3:.I179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06.44320480226" calcext:value-type="float">
            <text:p>206.44320480226</text:p>
          </table:table-cell>
          <table:table-cell table:formula="of:=AVERAGE([.C3:.C179])" office:value-type="float" office:value="0.666666666666667" calcext:value-type="float">
            <text:p>0.666666666666667</text:p>
          </table:table-cell>
          <table:table-cell table:formula="of:=AVERAGE([.D3:.D179])" office:value-type="float" office:value="206.44320480226" calcext:value-type="float">
            <text:p>206.44320480226</text:p>
          </table:table-cell>
          <table:table-cell table:formula="of:=AVERAGE([.E3:.E179])" office:value-type="float" office:value="0.666666666666667" calcext:value-type="float">
            <text:p>0.666666666666667</text:p>
          </table:table-cell>
          <table:table-cell table:formula="of:=AVERAGE([.F3:.F179])" office:value-type="float" office:value="206.44320480226" calcext:value-type="float">
            <text:p>206.44320480226</text:p>
          </table:table-cell>
          <table:table-cell table:formula="of:=AVERAGE([.G3:.G179])" office:value-type="float" office:value="0.666666666666667" calcext:value-type="float">
            <text:p>0.666666666666667</text:p>
          </table:table-cell>
          <table:table-cell table:formula="of:=AVERAGE([.H3:.H179])" office:value-type="float" office:value="206.44320480226" calcext:value-type="float">
            <text:p>206.44320480226</text:p>
          </table:table-cell>
          <table:table-cell table:formula="of:=AVERAGE([.I3:.I179])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33.262168730521" calcext:value-type="float">
            <text:p>133.262168730521</text:p>
          </table:table-cell>
          <table:table-cell table:formula="of:=STDEV([.C3:.C179])" office:value-type="float" office:value="0.472741841267354" calcext:value-type="float">
            <text:p>0.472741841267354</text:p>
          </table:table-cell>
          <table:table-cell table:formula="of:=STDEV([.D3:.D179])" office:value-type="float" office:value="133.262168730521" calcext:value-type="float">
            <text:p>133.262168730521</text:p>
          </table:table-cell>
          <table:table-cell table:formula="of:=STDEV([.E3:.E179])" office:value-type="float" office:value="0.472741841267354" calcext:value-type="float">
            <text:p>0.472741841267354</text:p>
          </table:table-cell>
          <table:table-cell table:formula="of:=STDEV([.F3:.F179])" office:value-type="float" office:value="133.262168730521" calcext:value-type="float">
            <text:p>133.262168730521</text:p>
          </table:table-cell>
          <table:table-cell table:formula="of:=STDEV([.G3:.G179])" office:value-type="float" office:value="0.472741841267354" calcext:value-type="float">
            <text:p>0.472741841267354</text:p>
          </table:table-cell>
          <table:table-cell table:formula="of:=STDEV([.H3:.H179])" office:value-type="float" office:value="133.262168730521" calcext:value-type="float">
            <text:p>133.262168730521</text:p>
          </table:table-cell>
          <table:table-cell table:formula="of:=STDEV([.I3:.I179])" office:value-type="float" office:value="0.472741841267354" calcext:value-type="float">
            <text:p>0.472741841267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8"/>
        </table:table-row>
        <table:table-row table:style-name="ro1" table:number-rows-repeated="104838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lasses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/>
        </table:table-row>
        <table:table-row table:style-name="ro1">
          <table:table-cell office:value-type="string" calcext:value-type="string">
            <text:p>training/user1/aso</text:p>
          </table:table-cell>
          <table:table-cell table:formula="of:=AVERAGE([Instances.B3:Instances.B3])" office:value-type="float" office:value="79.0607" calcext:value-type="float">
            <text:p>79.0607</text:p>
          </table:table-cell>
          <table:table-cell table:formula="of:=SUM([Instances.C3:Instances.C3])" office:value-type="float" office:value="0" calcext:value-type="float">
            <text:p>0</text:p>
          </table:table-cell>
          <table:table-cell table:formula="of:=MIN([.$B3])" office:value-type="float" office:value="79.0607" calcext:value-type="float">
            <text:p>79.060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79.0607" calcext:value-type="float">
            <text:p>79.060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79.0607" calcext:value-type="float">
            <text:p>79.0607</text:p>
          </table:table-cell>
          <table:table-cell table:formula="of:=MAX([.$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less_weight</text:p>
          </table:table-cell>
          <table:table-cell table:formula="of:=AVERAGE([Instances.B4:Instances.B4])" office:value-type="float" office:value="300" calcext:value-type="float">
            <text:p>300</text:p>
          </table:table-cell>
          <table:table-cell table:formula="of:=SUM([Instances.C4:Instances.C4])"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poset</text:p>
          </table:table-cell>
          <table:table-cell table:formula="of:=AVERAGE([Instances.B5:Instances.B5])" office:value-type="float" office:value="300" calcext:value-type="float">
            <text:p>300</text:p>
          </table:table-cell>
          <table:table-cell table:formula="of:=SUM([Instances.C5:Instances.C5])"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0/aso</text:p>
          </table:table-cell>
          <table:table-cell table:formula="of:=AVERAGE([Instances.B6:Instances.B6])" office:value-type="float" office:value="8.27979" calcext:value-type="float">
            <text:p>8.27979</text:p>
          </table:table-cell>
          <table:table-cell table:formula="of:=SUM([Instances.C6:Instances.C6])" office:value-type="float" office:value="0" calcext:value-type="float">
            <text:p>0</text:p>
          </table:table-cell>
          <table:table-cell table:formula="of:=MIN([.$B6])" office:value-type="float" office:value="8.27979" calcext:value-type="float">
            <text:p>8.27979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8.27979" calcext:value-type="float">
            <text:p>8.27979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8.27979" calcext:value-type="float">
            <text:p>8.27979</text:p>
          </table:table-cell>
          <table:table-cell table:formula="of:=MAX([.$C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0/less_weight</text:p>
          </table:table-cell>
          <table:table-cell table:formula="of:=AVERAGE([Instances.B7:Instances.B7])" office:value-type="float" office:value="300" calcext:value-type="float">
            <text:p>300</text:p>
          </table:table-cell>
          <table:table-cell table:formula="of:=SUM([Instances.C7:Instances.C7])"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0/poset</text:p>
          </table:table-cell>
          <table:table-cell table:formula="of:=AVERAGE([Instances.B8:Instances.B8])" office:value-type="float" office:value="300" calcext:value-type="float">
            <text:p>300</text:p>
          </table:table-cell>
          <table:table-cell table:formula="of:=SUM([Instances.C8:Instances.C8])"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1/aso</text:p>
          </table:table-cell>
          <table:table-cell table:formula="of:=AVERAGE([Instances.B9:Instances.B9])" office:value-type="float" office:value="21.8386" calcext:value-type="float">
            <text:p>21.8386</text:p>
          </table:table-cell>
          <table:table-cell table:formula="of:=SUM([Instances.C9:Instances.C9])" office:value-type="float" office:value="0" calcext:value-type="float">
            <text:p>0</text:p>
          </table:table-cell>
          <table:table-cell table:formula="of:=MIN([.$B9])" office:value-type="float" office:value="21.8386" calcext:value-type="float">
            <text:p>21.8386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21.8386" calcext:value-type="float">
            <text:p>21.8386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21.8386" calcext:value-type="float">
            <text:p>21.8386</text:p>
          </table:table-cell>
          <table:table-cell table:formula="of:=MAX([.$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1/less_weight</text:p>
          </table:table-cell>
          <table:table-cell table:formula="of:=AVERAGE([Instances.B10:Instances.B10])" office:value-type="float" office:value="300" calcext:value-type="float">
            <text:p>300</text:p>
          </table:table-cell>
          <table:table-cell table:formula="of:=SUM([Instances.C10:Instances.C10])"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1/poset</text:p>
          </table:table-cell>
          <table:table-cell table:formula="of:=AVERAGE([Instances.B11:Instances.B11])" office:value-type="float" office:value="300" calcext:value-type="float">
            <text:p>300</text:p>
          </table:table-cell>
          <table:table-cell table:formula="of:=SUM([Instances.C11:Instances.C11])"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2/aso</text:p>
          </table:table-cell>
          <table:table-cell table:formula="of:=AVERAGE([Instances.B12:Instances.B12])" office:value-type="float" office:value="14.1258" calcext:value-type="float">
            <text:p>14.1258</text:p>
          </table:table-cell>
          <table:table-cell table:formula="of:=SUM([Instances.C12:Instances.C12])" office:value-type="float" office:value="0" calcext:value-type="float">
            <text:p>0</text:p>
          </table:table-cell>
          <table:table-cell table:formula="of:=MIN([.$B12])" office:value-type="float" office:value="14.1258" calcext:value-type="float">
            <text:p>14.1258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4.1258" calcext:value-type="float">
            <text:p>14.1258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4.1258" calcext:value-type="float">
            <text:p>14.1258</text:p>
          </table:table-cell>
          <table:table-cell table:formula="of:=MAX([.$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2/less_weight</text:p>
          </table:table-cell>
          <table:table-cell table:formula="of:=AVERAGE([Instances.B13:Instances.B13])" office:value-type="float" office:value="300" calcext:value-type="float">
            <text:p>300</text:p>
          </table:table-cell>
          <table:table-cell table:formula="of:=SUM([Instances.C13:Instances.C13])"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2/poset</text:p>
          </table:table-cell>
          <table:table-cell table:formula="of:=AVERAGE([Instances.B14:Instances.B14])" office:value-type="float" office:value="300" calcext:value-type="float">
            <text:p>300</text:p>
          </table:table-cell>
          <table:table-cell table:formula="of:=SUM([Instances.C14:Instances.C14])"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3/aso</text:p>
          </table:table-cell>
          <table:table-cell table:formula="of:=AVERAGE([Instances.B15:Instances.B15])" office:value-type="float" office:value="9.25214" calcext:value-type="float">
            <text:p>9.25214</text:p>
          </table:table-cell>
          <table:table-cell table:formula="of:=SUM([Instances.C15:Instances.C15])" office:value-type="float" office:value="0" calcext:value-type="float">
            <text:p>0</text:p>
          </table:table-cell>
          <table:table-cell table:formula="of:=MIN([.$B15])" office:value-type="float" office:value="9.25214" calcext:value-type="float">
            <text:p>9.25214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9.25214" calcext:value-type="float">
            <text:p>9.25214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9.25214" calcext:value-type="float">
            <text:p>9.25214</text:p>
          </table:table-cell>
          <table:table-cell table:formula="of:=MAX([.$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3/less_weight</text:p>
          </table:table-cell>
          <table:table-cell table:formula="of:=AVERAGE([Instances.B16:Instances.B16])" office:value-type="float" office:value="300" calcext:value-type="float">
            <text:p>300</text:p>
          </table:table-cell>
          <table:table-cell table:formula="of:=SUM([Instances.C16:Instances.C16])"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3/poset</text:p>
          </table:table-cell>
          <table:table-cell table:formula="of:=AVERAGE([Instances.B17:Instances.B17])" office:value-type="float" office:value="300" calcext:value-type="float">
            <text:p>300</text:p>
          </table:table-cell>
          <table:table-cell table:formula="of:=SUM([Instances.C17:Instances.C17])"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7/aso</text:p>
          </table:table-cell>
          <table:table-cell table:formula="of:=AVERAGE([Instances.B18:Instances.B18])" office:value-type="float" office:value="12.8774" calcext:value-type="float">
            <text:p>12.8774</text:p>
          </table:table-cell>
          <table:table-cell table:formula="of:=SUM([Instances.C18:Instances.C18])" office:value-type="float" office:value="0" calcext:value-type="float">
            <text:p>0</text:p>
          </table:table-cell>
          <table:table-cell table:formula="of:=MIN([.$B18])" office:value-type="float" office:value="12.8774" calcext:value-type="float">
            <text:p>12.877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2.8774" calcext:value-type="float">
            <text:p>12.877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2.8774" calcext:value-type="float">
            <text:p>12.8774</text:p>
          </table:table-cell>
          <table:table-cell table:formula="of:=MAX([.$C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7/less_weight</text:p>
          </table:table-cell>
          <table:table-cell table:formula="of:=AVERAGE([Instances.B19:Instances.B19])" office:value-type="float" office:value="300" calcext:value-type="float">
            <text:p>300</text:p>
          </table:table-cell>
          <table:table-cell table:formula="of:=SUM([Instances.C19:Instances.C19])"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7/poset</text:p>
          </table:table-cell>
          <table:table-cell table:formula="of:=AVERAGE([Instances.B20:Instances.B20])" office:value-type="float" office:value="300" calcext:value-type="float">
            <text:p>300</text:p>
          </table:table-cell>
          <table:table-cell table:formula="of:=SUM([Instances.C20:Instances.C20])"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aso</text:p>
          </table:table-cell>
          <table:table-cell table:formula="of:=AVERAGE([Instances.B21:Instances.B21])" office:value-type="float" office:value="17.6742" calcext:value-type="float">
            <text:p>17.6742</text:p>
          </table:table-cell>
          <table:table-cell table:formula="of:=SUM([Instances.C21:Instances.C21])" office:value-type="float" office:value="0" calcext:value-type="float">
            <text:p>0</text:p>
          </table:table-cell>
          <table:table-cell table:formula="of:=MIN([.$B21])" office:value-type="float" office:value="17.6742" calcext:value-type="float">
            <text:p>17.6742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7.6742" calcext:value-type="float">
            <text:p>17.6742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7.6742" calcext:value-type="float">
            <text:p>17.6742</text:p>
          </table:table-cell>
          <table:table-cell table:formula="of:=MAX([.$C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less_weight</text:p>
          </table:table-cell>
          <table:table-cell table:formula="of:=AVERAGE([Instances.B22:Instances.B22])" office:value-type="float" office:value="300" calcext:value-type="float">
            <text:p>300</text:p>
          </table:table-cell>
          <table:table-cell table:formula="of:=SUM([Instances.C22:Instances.C22])"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poset</text:p>
          </table:table-cell>
          <table:table-cell table:formula="of:=AVERAGE([Instances.B23:Instances.B23])" office:value-type="float" office:value="300" calcext:value-type="float">
            <text:p>300</text:p>
          </table:table-cell>
          <table:table-cell table:formula="of:=SUM([Instances.C23:Instances.C23])"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2/aso</text:p>
          </table:table-cell>
          <table:table-cell table:formula="of:=AVERAGE([Instances.B24:Instances.B24])" office:value-type="float" office:value="12.0274" calcext:value-type="float">
            <text:p>12.0274</text:p>
          </table:table-cell>
          <table:table-cell table:formula="of:=SUM([Instances.C24:Instances.C24])" office:value-type="float" office:value="0" calcext:value-type="float">
            <text:p>0</text:p>
          </table:table-cell>
          <table:table-cell table:formula="of:=MIN([.$B24])" office:value-type="float" office:value="12.0274" calcext:value-type="float">
            <text:p>12.0274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2.0274" calcext:value-type="float">
            <text:p>12.0274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2.0274" calcext:value-type="float">
            <text:p>12.0274</text:p>
          </table:table-cell>
          <table:table-cell table:formula="of:=MAX([.$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2/less_weight</text:p>
          </table:table-cell>
          <table:table-cell table:formula="of:=AVERAGE([Instances.B25:Instances.B25])" office:value-type="float" office:value="300" calcext:value-type="float">
            <text:p>300</text:p>
          </table:table-cell>
          <table:table-cell table:formula="of:=SUM([Instances.C25:Instances.C25])"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2/poset</text:p>
          </table:table-cell>
          <table:table-cell table:formula="of:=AVERAGE([Instances.B26:Instances.B26])" office:value-type="float" office:value="300" calcext:value-type="float">
            <text:p>300</text:p>
          </table:table-cell>
          <table:table-cell table:formula="of:=SUM([Instances.C26:Instances.C26])"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4/aso</text:p>
          </table:table-cell>
          <table:table-cell table:formula="of:=AVERAGE([Instances.B27:Instances.B27])" office:value-type="float" office:value="8.56131" calcext:value-type="float">
            <text:p>8.56131</text:p>
          </table:table-cell>
          <table:table-cell table:formula="of:=SUM([Instances.C27:Instances.C27])" office:value-type="float" office:value="0" calcext:value-type="float">
            <text:p>0</text:p>
          </table:table-cell>
          <table:table-cell table:formula="of:=MIN([.$B27])" office:value-type="float" office:value="8.56131" calcext:value-type="float">
            <text:p>8.56131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8.56131" calcext:value-type="float">
            <text:p>8.56131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8.56131" calcext:value-type="float">
            <text:p>8.56131</text:p>
          </table:table-cell>
          <table:table-cell table:formula="of:=MAX([.$C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4/less_weight</text:p>
          </table:table-cell>
          <table:table-cell table:formula="of:=AVERAGE([Instances.B28:Instances.B28])" office:value-type="float" office:value="300" calcext:value-type="float">
            <text:p>300</text:p>
          </table:table-cell>
          <table:table-cell table:formula="of:=SUM([Instances.C28:Instances.C28])"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4/poset</text:p>
          </table:table-cell>
          <table:table-cell table:formula="of:=AVERAGE([Instances.B29:Instances.B29])" office:value-type="float" office:value="300" calcext:value-type="float">
            <text:p>300</text:p>
          </table:table-cell>
          <table:table-cell table:formula="of:=SUM([Instances.C29:Instances.C29])"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5/aso</text:p>
          </table:table-cell>
          <table:table-cell table:formula="of:=AVERAGE([Instances.B30:Instances.B30])" office:value-type="float" office:value="9.32458" calcext:value-type="float">
            <text:p>9.32458</text:p>
          </table:table-cell>
          <table:table-cell table:formula="of:=SUM([Instances.C30:Instances.C30])" office:value-type="float" office:value="0" calcext:value-type="float">
            <text:p>0</text:p>
          </table:table-cell>
          <table:table-cell table:formula="of:=MIN([.$B30])" office:value-type="float" office:value="9.32458" calcext:value-type="float">
            <text:p>9.32458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32458" calcext:value-type="float">
            <text:p>9.32458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32458" calcext:value-type="float">
            <text:p>9.32458</text:p>
          </table:table-cell>
          <table:table-cell table:formula="of:=MAX([.$C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5/less_weight</text:p>
          </table:table-cell>
          <table:table-cell table:formula="of:=AVERAGE([Instances.B31:Instances.B31])" office:value-type="float" office:value="300" calcext:value-type="float">
            <text:p>300</text:p>
          </table:table-cell>
          <table:table-cell table:formula="of:=SUM([Instances.C31:Instances.C31])"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5/poset</text:p>
          </table:table-cell>
          <table:table-cell table:formula="of:=AVERAGE([Instances.B32:Instances.B32])" office:value-type="float" office:value="300" calcext:value-type="float">
            <text:p>300</text:p>
          </table:table-cell>
          <table:table-cell table:formula="of:=SUM([Instances.C32:Instances.C32])"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6/aso</text:p>
          </table:table-cell>
          <table:table-cell table:formula="of:=AVERAGE([Instances.B33:Instances.B33])" office:value-type="float" office:value="10.1284" calcext:value-type="float">
            <text:p>10.1284</text:p>
          </table:table-cell>
          <table:table-cell table:formula="of:=SUM([Instances.C33:Instances.C33])" office:value-type="float" office:value="0" calcext:value-type="float">
            <text:p>0</text:p>
          </table:table-cell>
          <table:table-cell table:formula="of:=MIN([.$B33])" office:value-type="float" office:value="10.1284" calcext:value-type="float">
            <text:p>10.1284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10.1284" calcext:value-type="float">
            <text:p>10.1284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10.1284" calcext:value-type="float">
            <text:p>10.1284</text:p>
          </table:table-cell>
          <table:table-cell table:formula="of:=MAX([.$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6/less_weight</text:p>
          </table:table-cell>
          <table:table-cell table:formula="of:=AVERAGE([Instances.B34:Instances.B34])" office:value-type="float" office:value="300" calcext:value-type="float">
            <text:p>300</text:p>
          </table:table-cell>
          <table:table-cell table:formula="of:=SUM([Instances.C34:Instances.C34])"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6/poset</text:p>
          </table:table-cell>
          <table:table-cell table:formula="of:=AVERAGE([Instances.B35:Instances.B35])" office:value-type="float" office:value="300" calcext:value-type="float">
            <text:p>300</text:p>
          </table:table-cell>
          <table:table-cell table:formula="of:=SUM([Instances.C35:Instances.C35])"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7/aso</text:p>
          </table:table-cell>
          <table:table-cell table:formula="of:=AVERAGE([Instances.B36:Instances.B36])" office:value-type="float" office:value="8.51792" calcext:value-type="float">
            <text:p>8.51792</text:p>
          </table:table-cell>
          <table:table-cell table:formula="of:=SUM([Instances.C36:Instances.C36])" office:value-type="float" office:value="0" calcext:value-type="float">
            <text:p>0</text:p>
          </table:table-cell>
          <table:table-cell table:formula="of:=MIN([.$B36])" office:value-type="float" office:value="8.51792" calcext:value-type="float">
            <text:p>8.5179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8.51792" calcext:value-type="float">
            <text:p>8.5179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8.51792" calcext:value-type="float">
            <text:p>8.51792</text:p>
          </table:table-cell>
          <table:table-cell table:formula="of:=MAX([.$C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7/less_weight</text:p>
          </table:table-cell>
          <table:table-cell table:formula="of:=AVERAGE([Instances.B37:Instances.B37])" office:value-type="float" office:value="300" calcext:value-type="float">
            <text:p>300</text:p>
          </table:table-cell>
          <table:table-cell table:formula="of:=SUM([Instances.C37:Instances.C37])"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7/poset</text:p>
          </table:table-cell>
          <table:table-cell table:formula="of:=AVERAGE([Instances.B38:Instances.B38])" office:value-type="float" office:value="300" calcext:value-type="float">
            <text:p>300</text:p>
          </table:table-cell>
          <table:table-cell table:formula="of:=SUM([Instances.C38:Instances.C38])"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9/aso</text:p>
          </table:table-cell>
          <table:table-cell table:formula="of:=AVERAGE([Instances.B39:Instances.B39])" office:value-type="float" office:value="25.7999" calcext:value-type="float">
            <text:p>25.7999</text:p>
          </table:table-cell>
          <table:table-cell table:formula="of:=SUM([Instances.C39:Instances.C39])" office:value-type="float" office:value="0" calcext:value-type="float">
            <text:p>0</text:p>
          </table:table-cell>
          <table:table-cell table:formula="of:=MIN([.$B39])" office:value-type="float" office:value="25.7999" calcext:value-type="float">
            <text:p>25.7999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25.7999" calcext:value-type="float">
            <text:p>25.7999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25.7999" calcext:value-type="float">
            <text:p>25.7999</text:p>
          </table:table-cell>
          <table:table-cell table:formula="of:=MAX([.$C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9/less_weight</text:p>
          </table:table-cell>
          <table:table-cell table:formula="of:=AVERAGE([Instances.B40:Instances.B40])" office:value-type="float" office:value="300" calcext:value-type="float">
            <text:p>300</text:p>
          </table:table-cell>
          <table:table-cell table:formula="of:=SUM([Instances.C40:Instances.C40])"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9/poset</text:p>
          </table:table-cell>
          <table:table-cell table:formula="of:=AVERAGE([Instances.B41:Instances.B41])" office:value-type="float" office:value="300" calcext:value-type="float">
            <text:p>300</text:p>
          </table:table-cell>
          <table:table-cell table:formula="of:=SUM([Instances.C41:Instances.C41])"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0/aso</text:p>
          </table:table-cell>
          <table:table-cell table:formula="of:=AVERAGE([Instances.B42:Instances.B42])" office:value-type="float" office:value="15.5408" calcext:value-type="float">
            <text:p>15.5408</text:p>
          </table:table-cell>
          <table:table-cell table:formula="of:=SUM([Instances.C42:Instances.C42])" office:value-type="float" office:value="0" calcext:value-type="float">
            <text:p>0</text:p>
          </table:table-cell>
          <table:table-cell table:formula="of:=MIN([.$B42])" office:value-type="float" office:value="15.5408" calcext:value-type="float">
            <text:p>15.5408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5.5408" calcext:value-type="float">
            <text:p>15.5408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5.5408" calcext:value-type="float">
            <text:p>15.5408</text:p>
          </table:table-cell>
          <table:table-cell table:formula="of:=MAX([.$C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20/less_weight</text:p>
          </table:table-cell>
          <table:table-cell table:formula="of:=AVERAGE([Instances.B43:Instances.B43])" office:value-type="float" office:value="300" calcext:value-type="float">
            <text:p>300</text:p>
          </table:table-cell>
          <table:table-cell table:formula="of:=SUM([Instances.C43:Instances.C43])"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0/poset</text:p>
          </table:table-cell>
          <table:table-cell table:formula="of:=AVERAGE([Instances.B44:Instances.B44])" office:value-type="float" office:value="300" calcext:value-type="float">
            <text:p>300</text:p>
          </table:table-cell>
          <table:table-cell table:formula="of:=SUM([Instances.C44:Instances.C44])"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6/aso</text:p>
          </table:table-cell>
          <table:table-cell table:formula="of:=AVERAGE([Instances.B45:Instances.B45])" office:value-type="float" office:value="15.0555" calcext:value-type="float">
            <text:p>15.0555</text:p>
          </table:table-cell>
          <table:table-cell table:formula="of:=SUM([Instances.C45:Instances.C45])" office:value-type="float" office:value="0" calcext:value-type="float">
            <text:p>0</text:p>
          </table:table-cell>
          <table:table-cell table:formula="of:=MIN([.$B45])" office:value-type="float" office:value="15.0555" calcext:value-type="float">
            <text:p>15.0555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5.0555" calcext:value-type="float">
            <text:p>15.0555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5.0555" calcext:value-type="float">
            <text:p>15.0555</text:p>
          </table:table-cell>
          <table:table-cell table:formula="of:=MAX([.$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26/less_weight</text:p>
          </table:table-cell>
          <table:table-cell table:formula="of:=AVERAGE([Instances.B46:Instances.B46])" office:value-type="float" office:value="300" calcext:value-type="float">
            <text:p>300</text:p>
          </table:table-cell>
          <table:table-cell table:formula="of:=SUM([Instances.C46:Instances.C46])"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6/poset</text:p>
          </table:table-cell>
          <table:table-cell table:formula="of:=AVERAGE([Instances.B47:Instances.B47])" office:value-type="float" office:value="300" calcext:value-type="float">
            <text:p>300</text:p>
          </table:table-cell>
          <table:table-cell table:formula="of:=SUM([Instances.C47:Instances.C47])"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6/aso</text:p>
          </table:table-cell>
          <table:table-cell table:formula="of:=AVERAGE([Instances.B48:Instances.B48])" office:value-type="float" office:value="11.6854" calcext:value-type="float">
            <text:p>11.6854</text:p>
          </table:table-cell>
          <table:table-cell table:formula="of:=SUM([Instances.C48:Instances.C48])" office:value-type="float" office:value="0" calcext:value-type="float">
            <text:p>0</text:p>
          </table:table-cell>
          <table:table-cell table:formula="of:=MIN([.$B48])" office:value-type="float" office:value="11.6854" calcext:value-type="float">
            <text:p>11.6854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11.6854" calcext:value-type="float">
            <text:p>11.6854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11.6854" calcext:value-type="float">
            <text:p>11.6854</text:p>
          </table:table-cell>
          <table:table-cell table:formula="of:=MAX([.$C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6/less_weight</text:p>
          </table:table-cell>
          <table:table-cell table:formula="of:=AVERAGE([Instances.B49:Instances.B49])" office:value-type="float" office:value="300" calcext:value-type="float">
            <text:p>300</text:p>
          </table:table-cell>
          <table:table-cell table:formula="of:=SUM([Instances.C49:Instances.C49])"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6/poset</text:p>
          </table:table-cell>
          <table:table-cell table:formula="of:=AVERAGE([Instances.B50:Instances.B50])" office:value-type="float" office:value="300" calcext:value-type="float">
            <text:p>300</text:p>
          </table:table-cell>
          <table:table-cell table:formula="of:=SUM([Instances.C50:Instances.C50])"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0/aso</text:p>
          </table:table-cell>
          <table:table-cell table:formula="of:=AVERAGE([Instances.B51:Instances.B51])" office:value-type="float" office:value="7.28014" calcext:value-type="float">
            <text:p>7.28014</text:p>
          </table:table-cell>
          <table:table-cell table:formula="of:=SUM([Instances.C51:Instances.C51])" office:value-type="float" office:value="0" calcext:value-type="float">
            <text:p>0</text:p>
          </table:table-cell>
          <table:table-cell table:formula="of:=MIN([.$B51])" office:value-type="float" office:value="7.28014" calcext:value-type="float">
            <text:p>7.2801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7.28014" calcext:value-type="float">
            <text:p>7.2801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7.28014" calcext:value-type="float">
            <text:p>7.28014</text:p>
          </table:table-cell>
          <table:table-cell table:formula="of:=MAX([.$C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0/less_weight</text:p>
          </table:table-cell>
          <table:table-cell table:formula="of:=AVERAGE([Instances.B52:Instances.B52])" office:value-type="float" office:value="300" calcext:value-type="float">
            <text:p>300</text:p>
          </table:table-cell>
          <table:table-cell table:formula="of:=SUM([Instances.C52:Instances.C52])"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0/poset</text:p>
          </table:table-cell>
          <table:table-cell table:formula="of:=AVERAGE([Instances.B53:Instances.B53])" office:value-type="float" office:value="300" calcext:value-type="float">
            <text:p>300</text:p>
          </table:table-cell>
          <table:table-cell table:formula="of:=SUM([Instances.C53:Instances.C53])"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3/aso</text:p>
          </table:table-cell>
          <table:table-cell table:formula="of:=AVERAGE([Instances.B54:Instances.B54])" office:value-type="float" office:value="7.06995" calcext:value-type="float">
            <text:p>7.06995</text:p>
          </table:table-cell>
          <table:table-cell table:formula="of:=SUM([Instances.C54:Instances.C54])" office:value-type="float" office:value="0" calcext:value-type="float">
            <text:p>0</text:p>
          </table:table-cell>
          <table:table-cell table:formula="of:=MIN([.$B54])" office:value-type="float" office:value="7.06995" calcext:value-type="float">
            <text:p>7.06995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7.06995" calcext:value-type="float">
            <text:p>7.06995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7.06995" calcext:value-type="float">
            <text:p>7.06995</text:p>
          </table:table-cell>
          <table:table-cell table:formula="of:=MAX([.$C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3/less_weight</text:p>
          </table:table-cell>
          <table:table-cell table:formula="of:=AVERAGE([Instances.B55:Instances.B55])" office:value-type="float" office:value="300" calcext:value-type="float">
            <text:p>300</text:p>
          </table:table-cell>
          <table:table-cell table:formula="of:=SUM([Instances.C55:Instances.C55])"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3/poset</text:p>
          </table:table-cell>
          <table:table-cell table:formula="of:=AVERAGE([Instances.B56:Instances.B56])" office:value-type="float" office:value="300" calcext:value-type="float">
            <text:p>300</text:p>
          </table:table-cell>
          <table:table-cell table:formula="of:=SUM([Instances.C56:Instances.C56])"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5/aso</text:p>
          </table:table-cell>
          <table:table-cell table:formula="of:=AVERAGE([Instances.B57:Instances.B57])" office:value-type="float" office:value="9.14696" calcext:value-type="float">
            <text:p>9.14696</text:p>
          </table:table-cell>
          <table:table-cell table:formula="of:=SUM([Instances.C57:Instances.C57])" office:value-type="float" office:value="0" calcext:value-type="float">
            <text:p>0</text:p>
          </table:table-cell>
          <table:table-cell table:formula="of:=MIN([.$B57])" office:value-type="float" office:value="9.14696" calcext:value-type="float">
            <text:p>9.14696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9.14696" calcext:value-type="float">
            <text:p>9.14696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9.14696" calcext:value-type="float">
            <text:p>9.14696</text:p>
          </table:table-cell>
          <table:table-cell table:formula="of:=MAX([.$C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5/less_weight</text:p>
          </table:table-cell>
          <table:table-cell table:formula="of:=AVERAGE([Instances.B58:Instances.B58])" office:value-type="float" office:value="300" calcext:value-type="float">
            <text:p>300</text:p>
          </table:table-cell>
          <table:table-cell table:formula="of:=SUM([Instances.C58:Instances.C58])"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5/poset</text:p>
          </table:table-cell>
          <table:table-cell table:formula="of:=AVERAGE([Instances.B59:Instances.B59])" office:value-type="float" office:value="300" calcext:value-type="float">
            <text:p>300</text:p>
          </table:table-cell>
          <table:table-cell table:formula="of:=SUM([Instances.C59:Instances.C59])"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9/aso</text:p>
          </table:table-cell>
          <table:table-cell table:formula="of:=AVERAGE([Instances.B60:Instances.B60])" office:value-type="float" office:value="10.3322" calcext:value-type="float">
            <text:p>10.3322</text:p>
          </table:table-cell>
          <table:table-cell table:formula="of:=SUM([Instances.C60:Instances.C60])" office:value-type="float" office:value="0" calcext:value-type="float">
            <text:p>0</text:p>
          </table:table-cell>
          <table:table-cell table:formula="of:=MIN([.$B60])" office:value-type="float" office:value="10.3322" calcext:value-type="float">
            <text:p>10.332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3322" calcext:value-type="float">
            <text:p>10.332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3322" calcext:value-type="float">
            <text:p>10.3322</text:p>
          </table:table-cell>
          <table:table-cell table:formula="of:=MAX([.$C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9/less_weight</text:p>
          </table:table-cell>
          <table:table-cell table:formula="of:=AVERAGE([Instances.B61:Instances.B61])" office:value-type="float" office:value="300" calcext:value-type="float">
            <text:p>300</text:p>
          </table:table-cell>
          <table:table-cell table:formula="of:=SUM([Instances.C61:Instances.C61])"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9/poset</text:p>
          </table:table-cell>
          <table:table-cell table:formula="of:=AVERAGE([Instances.B62:Instances.B62])" office:value-type="float" office:value="300" calcext:value-type="float">
            <text:p>300</text:p>
          </table:table-cell>
          <table:table-cell table:formula="of:=SUM([Instances.C62:Instances.C62])"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1/aso</text:p>
          </table:table-cell>
          <table:table-cell table:formula="of:=AVERAGE([Instances.B63:Instances.B63])" office:value-type="float" office:value="10.0131" calcext:value-type="float">
            <text:p>10.0131</text:p>
          </table:table-cell>
          <table:table-cell table:formula="of:=SUM([Instances.C63:Instances.C63])" office:value-type="float" office:value="0" calcext:value-type="float">
            <text:p>0</text:p>
          </table:table-cell>
          <table:table-cell table:formula="of:=MIN([.$B63])" office:value-type="float" office:value="10.0131" calcext:value-type="float">
            <text:p>10.0131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0131" calcext:value-type="float">
            <text:p>10.0131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0131" calcext:value-type="float">
            <text:p>10.0131</text:p>
          </table:table-cell>
          <table:table-cell table:formula="of:=MAX([.$C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1/less_weight</text:p>
          </table:table-cell>
          <table:table-cell table:formula="of:=AVERAGE([Instances.B64:Instances.B64])" office:value-type="float" office:value="300" calcext:value-type="float">
            <text:p>300</text:p>
          </table:table-cell>
          <table:table-cell table:formula="of:=SUM([Instances.C64:Instances.C64])"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1/poset</text:p>
          </table:table-cell>
          <table:table-cell table:formula="of:=AVERAGE([Instances.B65:Instances.B65])" office:value-type="float" office:value="300" calcext:value-type="float">
            <text:p>300</text:p>
          </table:table-cell>
          <table:table-cell table:formula="of:=SUM([Instances.C65:Instances.C65])"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2/aso</text:p>
          </table:table-cell>
          <table:table-cell table:formula="of:=AVERAGE([Instances.B66:Instances.B66])" office:value-type="float" office:value="87.0989" calcext:value-type="float">
            <text:p>87.0989</text:p>
          </table:table-cell>
          <table:table-cell table:formula="of:=SUM([Instances.C66:Instances.C66])" office:value-type="float" office:value="0" calcext:value-type="float">
            <text:p>0</text:p>
          </table:table-cell>
          <table:table-cell table:formula="of:=MIN([.$B66])" office:value-type="float" office:value="87.0989" calcext:value-type="float">
            <text:p>87.0989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87.0989" calcext:value-type="float">
            <text:p>87.0989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87.0989" calcext:value-type="float">
            <text:p>87.0989</text:p>
          </table:table-cell>
          <table:table-cell table:formula="of:=MAX([.$C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2/less_weight</text:p>
          </table:table-cell>
          <table:table-cell table:formula="of:=AVERAGE([Instances.B67:Instances.B67])" office:value-type="float" office:value="300" calcext:value-type="float">
            <text:p>300</text:p>
          </table:table-cell>
          <table:table-cell table:formula="of:=SUM([Instances.C67:Instances.C67])"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2/poset</text:p>
          </table:table-cell>
          <table:table-cell table:formula="of:=AVERAGE([Instances.B68:Instances.B68])" office:value-type="float" office:value="300" calcext:value-type="float">
            <text:p>300</text:p>
          </table:table-cell>
          <table:table-cell table:formula="of:=SUM([Instances.C68:Instances.C68])"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3/aso</text:p>
          </table:table-cell>
          <table:table-cell table:formula="of:=AVERAGE([Instances.B69:Instances.B69])" office:value-type="float" office:value="11.1354" calcext:value-type="float">
            <text:p>11.1354</text:p>
          </table:table-cell>
          <table:table-cell table:formula="of:=SUM([Instances.C69:Instances.C69])" office:value-type="float" office:value="0" calcext:value-type="float">
            <text:p>0</text:p>
          </table:table-cell>
          <table:table-cell table:formula="of:=MIN([.$B69])" office:value-type="float" office:value="11.1354" calcext:value-type="float">
            <text:p>11.1354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1.1354" calcext:value-type="float">
            <text:p>11.1354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1.1354" calcext:value-type="float">
            <text:p>11.1354</text:p>
          </table:table-cell>
          <table:table-cell table:formula="of:=MAX([.$C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3/less_weight</text:p>
          </table:table-cell>
          <table:table-cell table:formula="of:=AVERAGE([Instances.B70:Instances.B70])" office:value-type="float" office:value="300" calcext:value-type="float">
            <text:p>300</text:p>
          </table:table-cell>
          <table:table-cell table:formula="of:=SUM([Instances.C70:Instances.C70])"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3/poset</text:p>
          </table:table-cell>
          <table:table-cell table:formula="of:=AVERAGE([Instances.B71:Instances.B71])" office:value-type="float" office:value="300" calcext:value-type="float">
            <text:p>300</text:p>
          </table:table-cell>
          <table:table-cell table:formula="of:=SUM([Instances.C71:Instances.C71])"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5/aso</text:p>
          </table:table-cell>
          <table:table-cell table:formula="of:=AVERAGE([Instances.B72:Instances.B72])" office:value-type="float" office:value="13.3318" calcext:value-type="float">
            <text:p>13.3318</text:p>
          </table:table-cell>
          <table:table-cell table:formula="of:=SUM([Instances.C72:Instances.C72])" office:value-type="float" office:value="0" calcext:value-type="float">
            <text:p>0</text:p>
          </table:table-cell>
          <table:table-cell table:formula="of:=MIN([.$B72])" office:value-type="float" office:value="13.3318" calcext:value-type="float">
            <text:p>13.3318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3.3318" calcext:value-type="float">
            <text:p>13.3318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3.3318" calcext:value-type="float">
            <text:p>13.3318</text:p>
          </table:table-cell>
          <table:table-cell table:formula="of:=MAX([.$C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5/less_weight</text:p>
          </table:table-cell>
          <table:table-cell table:formula="of:=AVERAGE([Instances.B73:Instances.B73])" office:value-type="float" office:value="300" calcext:value-type="float">
            <text:p>300</text:p>
          </table:table-cell>
          <table:table-cell table:formula="of:=SUM([Instances.C73:Instances.C73])"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5/poset</text:p>
          </table:table-cell>
          <table:table-cell table:formula="of:=AVERAGE([Instances.B74:Instances.B74])" office:value-type="float" office:value="300" calcext:value-type="float">
            <text:p>300</text:p>
          </table:table-cell>
          <table:table-cell table:formula="of:=SUM([Instances.C74:Instances.C74])"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5/aso</text:p>
          </table:table-cell>
          <table:table-cell table:formula="of:=AVERAGE([Instances.B75:Instances.B75])" office:value-type="float" office:value="9.00172" calcext:value-type="float">
            <text:p>9.00172</text:p>
          </table:table-cell>
          <table:table-cell table:formula="of:=SUM([Instances.C75:Instances.C75])" office:value-type="float" office:value="0" calcext:value-type="float">
            <text:p>0</text:p>
          </table:table-cell>
          <table:table-cell table:formula="of:=MIN([.$B75])" office:value-type="float" office:value="9.00172" calcext:value-type="float">
            <text:p>9.00172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9.00172" calcext:value-type="float">
            <text:p>9.00172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9.00172" calcext:value-type="float">
            <text:p>9.00172</text:p>
          </table:table-cell>
          <table:table-cell table:formula="of:=MAX([.$C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5/less_weight</text:p>
          </table:table-cell>
          <table:table-cell table:formula="of:=AVERAGE([Instances.B76:Instances.B76])" office:value-type="float" office:value="300" calcext:value-type="float">
            <text:p>300</text:p>
          </table:table-cell>
          <table:table-cell table:formula="of:=SUM([Instances.C76:Instances.C76])"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5/poset</text:p>
          </table:table-cell>
          <table:table-cell table:formula="of:=AVERAGE([Instances.B77:Instances.B77])" office:value-type="float" office:value="300" calcext:value-type="float">
            <text:p>300</text:p>
          </table:table-cell>
          <table:table-cell table:formula="of:=SUM([Instances.C77:Instances.C77])"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6/aso</text:p>
          </table:table-cell>
          <table:table-cell table:formula="of:=AVERAGE([Instances.B78:Instances.B78])" office:value-type="float" office:value="7.58518" calcext:value-type="float">
            <text:p>7.58518</text:p>
          </table:table-cell>
          <table:table-cell table:formula="of:=SUM([Instances.C78:Instances.C78])" office:value-type="float" office:value="0" calcext:value-type="float">
            <text:p>0</text:p>
          </table:table-cell>
          <table:table-cell table:formula="of:=MIN([.$B78])" office:value-type="float" office:value="7.58518" calcext:value-type="float">
            <text:p>7.5851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7.58518" calcext:value-type="float">
            <text:p>7.5851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7.58518" calcext:value-type="float">
            <text:p>7.58518</text:p>
          </table:table-cell>
          <table:table-cell table:formula="of:=MAX([.$C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6/less_weight</text:p>
          </table:table-cell>
          <table:table-cell table:formula="of:=AVERAGE([Instances.B79:Instances.B79])" office:value-type="float" office:value="300" calcext:value-type="float">
            <text:p>300</text:p>
          </table:table-cell>
          <table:table-cell table:formula="of:=SUM([Instances.C79:Instances.C79])"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6/poset</text:p>
          </table:table-cell>
          <table:table-cell table:formula="of:=AVERAGE([Instances.B80:Instances.B80])" office:value-type="float" office:value="300" calcext:value-type="float">
            <text:p>300</text:p>
          </table:table-cell>
          <table:table-cell table:formula="of:=SUM([Instances.C80:Instances.C80])"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7/aso</text:p>
          </table:table-cell>
          <table:table-cell table:formula="of:=AVERAGE([Instances.B81:Instances.B81])" office:value-type="float" office:value="11.8641" calcext:value-type="float">
            <text:p>11.8641</text:p>
          </table:table-cell>
          <table:table-cell table:formula="of:=SUM([Instances.C81:Instances.C81])" office:value-type="float" office:value="0" calcext:value-type="float">
            <text:p>0</text:p>
          </table:table-cell>
          <table:table-cell table:formula="of:=MIN([.$B81])" office:value-type="float" office:value="11.8641" calcext:value-type="float">
            <text:p>11.864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1.8641" calcext:value-type="float">
            <text:p>11.864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1.8641" calcext:value-type="float">
            <text:p>11.8641</text:p>
          </table:table-cell>
          <table:table-cell table:formula="of:=MAX([.$C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7/less_weight</text:p>
          </table:table-cell>
          <table:table-cell table:formula="of:=AVERAGE([Instances.B82:Instances.B82])" office:value-type="float" office:value="300" calcext:value-type="float">
            <text:p>300</text:p>
          </table:table-cell>
          <table:table-cell table:formula="of:=SUM([Instances.C82:Instances.C82])"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7/poset</text:p>
          </table:table-cell>
          <table:table-cell table:formula="of:=AVERAGE([Instances.B83:Instances.B83])" office:value-type="float" office:value="300" calcext:value-type="float">
            <text:p>300</text:p>
          </table:table-cell>
          <table:table-cell table:formula="of:=SUM([Instances.C83:Instances.C83])"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8/aso</text:p>
          </table:table-cell>
          <table:table-cell table:formula="of:=AVERAGE([Instances.B84:Instances.B84])" office:value-type="float" office:value="21.7118" calcext:value-type="float">
            <text:p>21.7118</text:p>
          </table:table-cell>
          <table:table-cell table:formula="of:=SUM([Instances.C84:Instances.C84])" office:value-type="float" office:value="0" calcext:value-type="float">
            <text:p>0</text:p>
          </table:table-cell>
          <table:table-cell table:formula="of:=MIN([.$B84])" office:value-type="float" office:value="21.7118" calcext:value-type="float">
            <text:p>21.7118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21.7118" calcext:value-type="float">
            <text:p>21.7118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21.7118" calcext:value-type="float">
            <text:p>21.7118</text:p>
          </table:table-cell>
          <table:table-cell table:formula="of:=MAX([.$C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8/less_weight</text:p>
          </table:table-cell>
          <table:table-cell table:formula="of:=AVERAGE([Instances.B85:Instances.B85])" office:value-type="float" office:value="300" calcext:value-type="float">
            <text:p>300</text:p>
          </table:table-cell>
          <table:table-cell table:formula="of:=SUM([Instances.C85:Instances.C85])"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8/poset</text:p>
          </table:table-cell>
          <table:table-cell table:formula="of:=AVERAGE([Instances.B86:Instances.B86])" office:value-type="float" office:value="300" calcext:value-type="float">
            <text:p>300</text:p>
          </table:table-cell>
          <table:table-cell table:formula="of:=SUM([Instances.C86:Instances.C86])"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aso</text:p>
          </table:table-cell>
          <table:table-cell table:formula="of:=AVERAGE([Instances.B87:Instances.B87])" office:value-type="float" office:value="12.3313" calcext:value-type="float">
            <text:p>12.3313</text:p>
          </table:table-cell>
          <table:table-cell table:formula="of:=SUM([Instances.C87:Instances.C87])" office:value-type="float" office:value="0" calcext:value-type="float">
            <text:p>0</text:p>
          </table:table-cell>
          <table:table-cell table:formula="of:=MIN([.$B87])" office:value-type="float" office:value="12.3313" calcext:value-type="float">
            <text:p>12.331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3313" calcext:value-type="float">
            <text:p>12.331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3313" calcext:value-type="float">
            <text:p>12.3313</text:p>
          </table:table-cell>
          <table:table-cell table:formula="of:=MAX([.$C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less_weight</text:p>
          </table:table-cell>
          <table:table-cell table:formula="of:=AVERAGE([Instances.B88:Instances.B88])" office:value-type="float" office:value="300" calcext:value-type="float">
            <text:p>300</text:p>
          </table:table-cell>
          <table:table-cell table:formula="of:=SUM([Instances.C88:Instances.C88])"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poset</text:p>
          </table:table-cell>
          <table:table-cell table:formula="of:=AVERAGE([Instances.B89:Instances.B89])" office:value-type="float" office:value="300" calcext:value-type="float">
            <text:p>300</text:p>
          </table:table-cell>
          <table:table-cell table:formula="of:=SUM([Instances.C89:Instances.C89])"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5/aso</text:p>
          </table:table-cell>
          <table:table-cell table:formula="of:=AVERAGE([Instances.B90:Instances.B90])" office:value-type="float" office:value="8.08757" calcext:value-type="float">
            <text:p>8.08757</text:p>
          </table:table-cell>
          <table:table-cell table:formula="of:=SUM([Instances.C90:Instances.C90])" office:value-type="float" office:value="0" calcext:value-type="float">
            <text:p>0</text:p>
          </table:table-cell>
          <table:table-cell table:formula="of:=MIN([.$B90])" office:value-type="float" office:value="8.08757" calcext:value-type="float">
            <text:p>8.08757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8.08757" calcext:value-type="float">
            <text:p>8.08757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8.08757" calcext:value-type="float">
            <text:p>8.08757</text:p>
          </table:table-cell>
          <table:table-cell table:formula="of:=MAX([.$C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5/less_weight</text:p>
          </table:table-cell>
          <table:table-cell table:formula="of:=AVERAGE([Instances.B91:Instances.B91])" office:value-type="float" office:value="300" calcext:value-type="float">
            <text:p>300</text:p>
          </table:table-cell>
          <table:table-cell table:formula="of:=SUM([Instances.C91:Instances.C91])"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5/poset</text:p>
          </table:table-cell>
          <table:table-cell table:formula="of:=AVERAGE([Instances.B92:Instances.B92])" office:value-type="float" office:value="300" calcext:value-type="float">
            <text:p>300</text:p>
          </table:table-cell>
          <table:table-cell table:formula="of:=SUM([Instances.C92:Instances.C92])"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4/aso</text:p>
          </table:table-cell>
          <table:table-cell table:formula="of:=AVERAGE([Instances.B93:Instances.B93])" office:value-type="float" office:value="15.7754" calcext:value-type="float">
            <text:p>15.7754</text:p>
          </table:table-cell>
          <table:table-cell table:formula="of:=SUM([Instances.C93:Instances.C93])" office:value-type="float" office:value="0" calcext:value-type="float">
            <text:p>0</text:p>
          </table:table-cell>
          <table:table-cell table:formula="of:=MIN([.$B93])" office:value-type="float" office:value="15.7754" calcext:value-type="float">
            <text:p>15.7754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5.7754" calcext:value-type="float">
            <text:p>15.7754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5.7754" calcext:value-type="float">
            <text:p>15.7754</text:p>
          </table:table-cell>
          <table:table-cell table:formula="of:=MAX([.$C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4/less_weight</text:p>
          </table:table-cell>
          <table:table-cell table:formula="of:=AVERAGE([Instances.B94:Instances.B94])" office:value-type="float" office:value="300" calcext:value-type="float">
            <text:p>300</text:p>
          </table:table-cell>
          <table:table-cell table:formula="of:=SUM([Instances.C94:Instances.C94])"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4/poset</text:p>
          </table:table-cell>
          <table:table-cell table:formula="of:=AVERAGE([Instances.B95:Instances.B95])" office:value-type="float" office:value="300" calcext:value-type="float">
            <text:p>300</text:p>
          </table:table-cell>
          <table:table-cell table:formula="of:=SUM([Instances.C95:Instances.C95])"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8/aso</text:p>
          </table:table-cell>
          <table:table-cell table:formula="of:=AVERAGE([Instances.B96:Instances.B96])" office:value-type="float" office:value="8.35175" calcext:value-type="float">
            <text:p>8.35175</text:p>
          </table:table-cell>
          <table:table-cell table:formula="of:=SUM([Instances.C96:Instances.C96])" office:value-type="float" office:value="0" calcext:value-type="float">
            <text:p>0</text:p>
          </table:table-cell>
          <table:table-cell table:formula="of:=MIN([.$B96])" office:value-type="float" office:value="8.35175" calcext:value-type="float">
            <text:p>8.35175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8.35175" calcext:value-type="float">
            <text:p>8.35175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8.35175" calcext:value-type="float">
            <text:p>8.35175</text:p>
          </table:table-cell>
          <table:table-cell table:formula="of:=MAX([.$C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8/less_weight</text:p>
          </table:table-cell>
          <table:table-cell table:formula="of:=AVERAGE([Instances.B97:Instances.B97])" office:value-type="float" office:value="300" calcext:value-type="float">
            <text:p>300</text:p>
          </table:table-cell>
          <table:table-cell table:formula="of:=SUM([Instances.C97:Instances.C97])"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8/poset</text:p>
          </table:table-cell>
          <table:table-cell table:formula="of:=AVERAGE([Instances.B98:Instances.B98])" office:value-type="float" office:value="300" calcext:value-type="float">
            <text:p>300</text:p>
          </table:table-cell>
          <table:table-cell table:formula="of:=SUM([Instances.C98:Instances.C98])"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9/aso</text:p>
          </table:table-cell>
          <table:table-cell table:formula="of:=AVERAGE([Instances.B99:Instances.B99])" office:value-type="float" office:value="8.67905" calcext:value-type="float">
            <text:p>8.67905</text:p>
          </table:table-cell>
          <table:table-cell table:formula="of:=SUM([Instances.C99:Instances.C99])" office:value-type="float" office:value="0" calcext:value-type="float">
            <text:p>0</text:p>
          </table:table-cell>
          <table:table-cell table:formula="of:=MIN([.$B99])" office:value-type="float" office:value="8.67905" calcext:value-type="float">
            <text:p>8.67905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8.67905" calcext:value-type="float">
            <text:p>8.67905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8.67905" calcext:value-type="float">
            <text:p>8.67905</text:p>
          </table:table-cell>
          <table:table-cell table:formula="of:=MAX([.$C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9/less_weight</text:p>
          </table:table-cell>
          <table:table-cell table:formula="of:=AVERAGE([Instances.B100:Instances.B100])" office:value-type="float" office:value="300" calcext:value-type="float">
            <text:p>300</text:p>
          </table:table-cell>
          <table:table-cell table:formula="of:=SUM([Instances.C100:Instances.C100])"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9/poset</text:p>
          </table:table-cell>
          <table:table-cell table:formula="of:=AVERAGE([Instances.B101:Instances.B101])" office:value-type="float" office:value="300" calcext:value-type="float">
            <text:p>300</text:p>
          </table:table-cell>
          <table:table-cell table:formula="of:=SUM([Instances.C101:Instances.C101])"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3/aso</text:p>
          </table:table-cell>
          <table:table-cell table:formula="of:=AVERAGE([Instances.B102:Instances.B102])" office:value-type="float" office:value="7.62918" calcext:value-type="float">
            <text:p>7.62918</text:p>
          </table:table-cell>
          <table:table-cell table:formula="of:=SUM([Instances.C102:Instances.C102])" office:value-type="float" office:value="0" calcext:value-type="float">
            <text:p>0</text:p>
          </table:table-cell>
          <table:table-cell table:formula="of:=MIN([.$B102])" office:value-type="float" office:value="7.62918" calcext:value-type="float">
            <text:p>7.62918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7.62918" calcext:value-type="float">
            <text:p>7.62918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7.62918" calcext:value-type="float">
            <text:p>7.62918</text:p>
          </table:table-cell>
          <table:table-cell table:formula="of:=MAX([.$C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3/less_weight</text:p>
          </table:table-cell>
          <table:table-cell table:formula="of:=AVERAGE([Instances.B103:Instances.B103])" office:value-type="float" office:value="300" calcext:value-type="float">
            <text:p>300</text:p>
          </table:table-cell>
          <table:table-cell table:formula="of:=SUM([Instances.C103:Instances.C103])"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3/poset</text:p>
          </table:table-cell>
          <table:table-cell table:formula="of:=AVERAGE([Instances.B104:Instances.B104])" office:value-type="float" office:value="300" calcext:value-type="float">
            <text:p>300</text:p>
          </table:table-cell>
          <table:table-cell table:formula="of:=SUM([Instances.C104:Instances.C104])"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6/aso</text:p>
          </table:table-cell>
          <table:table-cell table:formula="of:=AVERAGE([Instances.B105:Instances.B105])" office:value-type="float" office:value="23.7434" calcext:value-type="float">
            <text:p>23.7434</text:p>
          </table:table-cell>
          <table:table-cell table:formula="of:=SUM([Instances.C105:Instances.C105])" office:value-type="float" office:value="0" calcext:value-type="float">
            <text:p>0</text:p>
          </table:table-cell>
          <table:table-cell table:formula="of:=MIN([.$B105])" office:value-type="float" office:value="23.7434" calcext:value-type="float">
            <text:p>23.7434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23.7434" calcext:value-type="float">
            <text:p>23.7434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23.7434" calcext:value-type="float">
            <text:p>23.7434</text:p>
          </table:table-cell>
          <table:table-cell table:formula="of:=MAX([.$C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6/less_weight</text:p>
          </table:table-cell>
          <table:table-cell table:formula="of:=AVERAGE([Instances.B106:Instances.B106])" office:value-type="float" office:value="300" calcext:value-type="float">
            <text:p>300</text:p>
          </table:table-cell>
          <table:table-cell table:formula="of:=SUM([Instances.C106:Instances.C106])"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6/poset</text:p>
          </table:table-cell>
          <table:table-cell table:formula="of:=AVERAGE([Instances.B107:Instances.B107])" office:value-type="float" office:value="300" calcext:value-type="float">
            <text:p>300</text:p>
          </table:table-cell>
          <table:table-cell table:formula="of:=SUM([Instances.C107:Instances.C107])"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aso</text:p>
          </table:table-cell>
          <table:table-cell table:formula="of:=AVERAGE([Instances.B108:Instances.B108])" office:value-type="float" office:value="9.00406" calcext:value-type="float">
            <text:p>9.00406</text:p>
          </table:table-cell>
          <table:table-cell table:formula="of:=SUM([Instances.C108:Instances.C108])" office:value-type="float" office:value="0" calcext:value-type="float">
            <text:p>0</text:p>
          </table:table-cell>
          <table:table-cell table:formula="of:=MIN([.$B108])" office:value-type="float" office:value="9.00406" calcext:value-type="float">
            <text:p>9.00406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9.00406" calcext:value-type="float">
            <text:p>9.00406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9.00406" calcext:value-type="float">
            <text:p>9.00406</text:p>
          </table:table-cell>
          <table:table-cell table:formula="of:=MAX([.$C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less_weight</text:p>
          </table:table-cell>
          <table:table-cell table:formula="of:=AVERAGE([Instances.B109:Instances.B109])" office:value-type="float" office:value="300" calcext:value-type="float">
            <text:p>300</text:p>
          </table:table-cell>
          <table:table-cell table:formula="of:=SUM([Instances.C109:Instances.C109])"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poset</text:p>
          </table:table-cell>
          <table:table-cell table:formula="of:=AVERAGE([Instances.B110:Instances.B110])" office:value-type="float" office:value="300" calcext:value-type="float">
            <text:p>300</text:p>
          </table:table-cell>
          <table:table-cell table:formula="of:=SUM([Instances.C110:Instances.C110])"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aso</text:p>
          </table:table-cell>
          <table:table-cell table:formula="of:=AVERAGE([Instances.B111:Instances.B111])" office:value-type="float" office:value="9.12034" calcext:value-type="float">
            <text:p>9.12034</text:p>
          </table:table-cell>
          <table:table-cell table:formula="of:=SUM([Instances.C111:Instances.C111])" office:value-type="float" office:value="0" calcext:value-type="float">
            <text:p>0</text:p>
          </table:table-cell>
          <table:table-cell table:formula="of:=MIN([.$B111])" office:value-type="float" office:value="9.12034" calcext:value-type="float">
            <text:p>9.12034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9.12034" calcext:value-type="float">
            <text:p>9.12034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9.12034" calcext:value-type="float">
            <text:p>9.12034</text:p>
          </table:table-cell>
          <table:table-cell table:formula="of:=MAX([.$C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less_weight</text:p>
          </table:table-cell>
          <table:table-cell table:formula="of:=AVERAGE([Instances.B112:Instances.B112])" office:value-type="float" office:value="300" calcext:value-type="float">
            <text:p>300</text:p>
          </table:table-cell>
          <table:table-cell table:formula="of:=SUM([Instances.C112:Instances.C112])"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poset</text:p>
          </table:table-cell>
          <table:table-cell table:formula="of:=AVERAGE([Instances.B113:Instances.B113])" office:value-type="float" office:value="300" calcext:value-type="float">
            <text:p>300</text:p>
          </table:table-cell>
          <table:table-cell table:formula="of:=SUM([Instances.C113:Instances.C113])"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aso</text:p>
          </table:table-cell>
          <table:table-cell table:formula="of:=AVERAGE([Instances.B114:Instances.B114])" office:value-type="float" office:value="97.8095" calcext:value-type="float">
            <text:p>97.8095</text:p>
          </table:table-cell>
          <table:table-cell table:formula="of:=SUM([Instances.C114:Instances.C114])" office:value-type="float" office:value="0" calcext:value-type="float">
            <text:p>0</text:p>
          </table:table-cell>
          <table:table-cell table:formula="of:=MIN([.$B114])" office:value-type="float" office:value="97.8095" calcext:value-type="float">
            <text:p>97.8095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97.8095" calcext:value-type="float">
            <text:p>97.8095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97.8095" calcext:value-type="float">
            <text:p>97.8095</text:p>
          </table:table-cell>
          <table:table-cell table:formula="of:=MAX([.$C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less_weight</text:p>
          </table:table-cell>
          <table:table-cell table:formula="of:=AVERAGE([Instances.B115:Instances.B115])" office:value-type="float" office:value="300" calcext:value-type="float">
            <text:p>300</text:p>
          </table:table-cell>
          <table:table-cell table:formula="of:=SUM([Instances.C115:Instances.C115])"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poset</text:p>
          </table:table-cell>
          <table:table-cell table:formula="of:=AVERAGE([Instances.B116:Instances.B116])" office:value-type="float" office:value="300" calcext:value-type="float">
            <text:p>300</text:p>
          </table:table-cell>
          <table:table-cell table:formula="of:=SUM([Instances.C116:Instances.C116])"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aso</text:p>
          </table:table-cell>
          <table:table-cell table:formula="of:=AVERAGE([Instances.B117:Instances.B117])" office:value-type="float" office:value="7.82479" calcext:value-type="float">
            <text:p>7.82479</text:p>
          </table:table-cell>
          <table:table-cell table:formula="of:=SUM([Instances.C117:Instances.C117])" office:value-type="float" office:value="0" calcext:value-type="float">
            <text:p>0</text:p>
          </table:table-cell>
          <table:table-cell table:formula="of:=MIN([.$B117])" office:value-type="float" office:value="7.82479" calcext:value-type="float">
            <text:p>7.8247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7.82479" calcext:value-type="float">
            <text:p>7.8247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7.82479" calcext:value-type="float">
            <text:p>7.82479</text:p>
          </table:table-cell>
          <table:table-cell table:formula="of:=MAX([.$C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less_weight</text:p>
          </table:table-cell>
          <table:table-cell table:formula="of:=AVERAGE([Instances.B118:Instances.B118])" office:value-type="float" office:value="300" calcext:value-type="float">
            <text:p>300</text:p>
          </table:table-cell>
          <table:table-cell table:formula="of:=SUM([Instances.C118:Instances.C118])"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poset</text:p>
          </table:table-cell>
          <table:table-cell table:formula="of:=AVERAGE([Instances.B119:Instances.B119])" office:value-type="float" office:value="300" calcext:value-type="float">
            <text:p>300</text:p>
          </table:table-cell>
          <table:table-cell table:formula="of:=SUM([Instances.C119:Instances.C119])"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aso</text:p>
          </table:table-cell>
          <table:table-cell table:formula="of:=AVERAGE([Instances.B120:Instances.B120])" office:value-type="float" office:value="15.9546" calcext:value-type="float">
            <text:p>15.9546</text:p>
          </table:table-cell>
          <table:table-cell table:formula="of:=SUM([Instances.C120:Instances.C120])" office:value-type="float" office:value="0" calcext:value-type="float">
            <text:p>0</text:p>
          </table:table-cell>
          <table:table-cell table:formula="of:=MIN([.$B120])" office:value-type="float" office:value="15.9546" calcext:value-type="float">
            <text:p>15.954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9546" calcext:value-type="float">
            <text:p>15.954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9546" calcext:value-type="float">
            <text:p>15.9546</text:p>
          </table:table-cell>
          <table:table-cell table:formula="of:=MAX([.$C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less_weight</text:p>
          </table:table-cell>
          <table:table-cell table:formula="of:=AVERAGE([Instances.B121:Instances.B121])" office:value-type="float" office:value="300" calcext:value-type="float">
            <text:p>300</text:p>
          </table:table-cell>
          <table:table-cell table:formula="of:=SUM([Instances.C121:Instances.C121])"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poset</text:p>
          </table:table-cell>
          <table:table-cell table:formula="of:=AVERAGE([Instances.B122:Instances.B122])" office:value-type="float" office:value="300" calcext:value-type="float">
            <text:p>300</text:p>
          </table:table-cell>
          <table:table-cell table:formula="of:=SUM([Instances.C122:Instances.C122])"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aso</text:p>
          </table:table-cell>
          <table:table-cell table:formula="of:=AVERAGE([Instances.B123:Instances.B123])" office:value-type="float" office:value="12.2534" calcext:value-type="float">
            <text:p>12.2534</text:p>
          </table:table-cell>
          <table:table-cell table:formula="of:=SUM([Instances.C123:Instances.C123])" office:value-type="float" office:value="0" calcext:value-type="float">
            <text:p>0</text:p>
          </table:table-cell>
          <table:table-cell table:formula="of:=MIN([.$B123])" office:value-type="float" office:value="12.2534" calcext:value-type="float">
            <text:p>12.2534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2.2534" calcext:value-type="float">
            <text:p>12.2534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2.2534" calcext:value-type="float">
            <text:p>12.2534</text:p>
          </table:table-cell>
          <table:table-cell table:formula="of:=MAX([.$C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less_weight</text:p>
          </table:table-cell>
          <table:table-cell table:formula="of:=AVERAGE([Instances.B124:Instances.B124])" office:value-type="float" office:value="300" calcext:value-type="float">
            <text:p>300</text:p>
          </table:table-cell>
          <table:table-cell table:formula="of:=SUM([Instances.C124:Instances.C124])"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poset</text:p>
          </table:table-cell>
          <table:table-cell table:formula="of:=AVERAGE([Instances.B125:Instances.B125])" office:value-type="float" office:value="300" calcext:value-type="float">
            <text:p>300</text:p>
          </table:table-cell>
          <table:table-cell table:formula="of:=SUM([Instances.C125:Instances.C125])"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aso</text:p>
          </table:table-cell>
          <table:table-cell table:formula="of:=AVERAGE([Instances.B126:Instances.B126])" office:value-type="float" office:value="10.3374" calcext:value-type="float">
            <text:p>10.3374</text:p>
          </table:table-cell>
          <table:table-cell table:formula="of:=SUM([Instances.C126:Instances.C126])" office:value-type="float" office:value="0" calcext:value-type="float">
            <text:p>0</text:p>
          </table:table-cell>
          <table:table-cell table:formula="of:=MIN([.$B126])" office:value-type="float" office:value="10.3374" calcext:value-type="float">
            <text:p>10.3374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0.3374" calcext:value-type="float">
            <text:p>10.3374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0.3374" calcext:value-type="float">
            <text:p>10.3374</text:p>
          </table:table-cell>
          <table:table-cell table:formula="of:=MAX([.$C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less_weight</text:p>
          </table:table-cell>
          <table:table-cell table:formula="of:=AVERAGE([Instances.B127:Instances.B127])" office:value-type="float" office:value="300" calcext:value-type="float">
            <text:p>300</text:p>
          </table:table-cell>
          <table:table-cell table:formula="of:=SUM([Instances.C127:Instances.C127])"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poset</text:p>
          </table:table-cell>
          <table:table-cell table:formula="of:=AVERAGE([Instances.B128:Instances.B128])" office:value-type="float" office:value="300" calcext:value-type="float">
            <text:p>300</text:p>
          </table:table-cell>
          <table:table-cell table:formula="of:=SUM([Instances.C128:Instances.C128])"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1/aso</text:p>
          </table:table-cell>
          <table:table-cell table:formula="of:=AVERAGE([Instances.B129:Instances.B129])" office:value-type="float" office:value="10.0443" calcext:value-type="float">
            <text:p>10.0443</text:p>
          </table:table-cell>
          <table:table-cell table:formula="of:=SUM([Instances.C129:Instances.C129])" office:value-type="float" office:value="0" calcext:value-type="float">
            <text:p>0</text:p>
          </table:table-cell>
          <table:table-cell table:formula="of:=MIN([.$B129])" office:value-type="float" office:value="10.0443" calcext:value-type="float">
            <text:p>10.0443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0.0443" calcext:value-type="float">
            <text:p>10.0443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0.0443" calcext:value-type="float">
            <text:p>10.0443</text:p>
          </table:table-cell>
          <table:table-cell table:formula="of:=MAX([.$C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1/less_weight</text:p>
          </table:table-cell>
          <table:table-cell table:formula="of:=AVERAGE([Instances.B130:Instances.B130])" office:value-type="float" office:value="300" calcext:value-type="float">
            <text:p>300</text:p>
          </table:table-cell>
          <table:table-cell table:formula="of:=SUM([Instances.C130:Instances.C130])"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1/poset</text:p>
          </table:table-cell>
          <table:table-cell table:formula="of:=AVERAGE([Instances.B131:Instances.B131])" office:value-type="float" office:value="300" calcext:value-type="float">
            <text:p>300</text:p>
          </table:table-cell>
          <table:table-cell table:formula="of:=SUM([Instances.C131:Instances.C131])"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aso</text:p>
          </table:table-cell>
          <table:table-cell table:formula="of:=AVERAGE([Instances.B132:Instances.B132])" office:value-type="float" office:value="101.829" calcext:value-type="float">
            <text:p>101.829</text:p>
          </table:table-cell>
          <table:table-cell table:formula="of:=SUM([Instances.C132:Instances.C132])" office:value-type="float" office:value="0" calcext:value-type="float">
            <text:p>0</text:p>
          </table:table-cell>
          <table:table-cell table:formula="of:=MIN([.$B132])" office:value-type="float" office:value="101.829" calcext:value-type="float">
            <text:p>101.82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01.829" calcext:value-type="float">
            <text:p>101.82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01.829" calcext:value-type="float">
            <text:p>101.829</text:p>
          </table:table-cell>
          <table:table-cell table:formula="of:=MAX([.$C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less_weight</text:p>
          </table:table-cell>
          <table:table-cell table:formula="of:=AVERAGE([Instances.B133:Instances.B133])" office:value-type="float" office:value="300" calcext:value-type="float">
            <text:p>300</text:p>
          </table:table-cell>
          <table:table-cell table:formula="of:=SUM([Instances.C133:Instances.C133])"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poset</text:p>
          </table:table-cell>
          <table:table-cell table:formula="of:=AVERAGE([Instances.B134:Instances.B134])" office:value-type="float" office:value="300" calcext:value-type="float">
            <text:p>300</text:p>
          </table:table-cell>
          <table:table-cell table:formula="of:=SUM([Instances.C134:Instances.C134])"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aso</text:p>
          </table:table-cell>
          <table:table-cell table:formula="of:=AVERAGE([Instances.B135:Instances.B135])" office:value-type="float" office:value="7.49156" calcext:value-type="float">
            <text:p>7.49156</text:p>
          </table:table-cell>
          <table:table-cell table:formula="of:=SUM([Instances.C135:Instances.C135])" office:value-type="float" office:value="0" calcext:value-type="float">
            <text:p>0</text:p>
          </table:table-cell>
          <table:table-cell table:formula="of:=MIN([.$B135])" office:value-type="float" office:value="7.49156" calcext:value-type="float">
            <text:p>7.49156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7.49156" calcext:value-type="float">
            <text:p>7.49156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7.49156" calcext:value-type="float">
            <text:p>7.49156</text:p>
          </table:table-cell>
          <table:table-cell table:formula="of:=MAX([.$C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less_weight</text:p>
          </table:table-cell>
          <table:table-cell table:formula="of:=AVERAGE([Instances.B136:Instances.B136])" office:value-type="float" office:value="300" calcext:value-type="float">
            <text:p>300</text:p>
          </table:table-cell>
          <table:table-cell table:formula="of:=SUM([Instances.C136:Instances.C136])"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poset</text:p>
          </table:table-cell>
          <table:table-cell table:formula="of:=AVERAGE([Instances.B137:Instances.B137])" office:value-type="float" office:value="300" calcext:value-type="float">
            <text:p>300</text:p>
          </table:table-cell>
          <table:table-cell table:formula="of:=SUM([Instances.C137:Instances.C137])"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3/aso</text:p>
          </table:table-cell>
          <table:table-cell table:formula="of:=AVERAGE([Instances.B138:Instances.B138])" office:value-type="float" office:value="12.3694" calcext:value-type="float">
            <text:p>12.3694</text:p>
          </table:table-cell>
          <table:table-cell table:formula="of:=SUM([Instances.C138:Instances.C138])" office:value-type="float" office:value="0" calcext:value-type="float">
            <text:p>0</text:p>
          </table:table-cell>
          <table:table-cell table:formula="of:=MIN([.$B138])" office:value-type="float" office:value="12.3694" calcext:value-type="float">
            <text:p>12.3694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2.3694" calcext:value-type="float">
            <text:p>12.3694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2.3694" calcext:value-type="float">
            <text:p>12.3694</text:p>
          </table:table-cell>
          <table:table-cell table:formula="of:=MAX([.$C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3/less_weight</text:p>
          </table:table-cell>
          <table:table-cell table:formula="of:=AVERAGE([Instances.B139:Instances.B139])" office:value-type="float" office:value="300" calcext:value-type="float">
            <text:p>300</text:p>
          </table:table-cell>
          <table:table-cell table:formula="of:=SUM([Instances.C139:Instances.C139])"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3/poset</text:p>
          </table:table-cell>
          <table:table-cell table:formula="of:=AVERAGE([Instances.B140:Instances.B140])" office:value-type="float" office:value="300" calcext:value-type="float">
            <text:p>300</text:p>
          </table:table-cell>
          <table:table-cell table:formula="of:=SUM([Instances.C140:Instances.C140])"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4/aso</text:p>
          </table:table-cell>
          <table:table-cell table:formula="of:=AVERAGE([Instances.B141:Instances.B141])" office:value-type="float" office:value="10.9905" calcext:value-type="float">
            <text:p>10.9905</text:p>
          </table:table-cell>
          <table:table-cell table:formula="of:=SUM([Instances.C141:Instances.C141])" office:value-type="float" office:value="0" calcext:value-type="float">
            <text:p>0</text:p>
          </table:table-cell>
          <table:table-cell table:formula="of:=MIN([.$B141])" office:value-type="float" office:value="10.9905" calcext:value-type="float">
            <text:p>10.9905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.9905" calcext:value-type="float">
            <text:p>10.9905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.9905" calcext:value-type="float">
            <text:p>10.9905</text:p>
          </table:table-cell>
          <table:table-cell table:formula="of:=MAX([.$C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4/less_weight</text:p>
          </table:table-cell>
          <table:table-cell table:formula="of:=AVERAGE([Instances.B142:Instances.B142])" office:value-type="float" office:value="300" calcext:value-type="float">
            <text:p>300</text:p>
          </table:table-cell>
          <table:table-cell table:formula="of:=SUM([Instances.C142:Instances.C142])"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4/poset</text:p>
          </table:table-cell>
          <table:table-cell table:formula="of:=AVERAGE([Instances.B143:Instances.B143])" office:value-type="float" office:value="300" calcext:value-type="float">
            <text:p>300</text:p>
          </table:table-cell>
          <table:table-cell table:formula="of:=SUM([Instances.C143:Instances.C143])"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6/aso</text:p>
          </table:table-cell>
          <table:table-cell table:formula="of:=AVERAGE([Instances.B144:Instances.B144])" office:value-type="float" office:value="10.9903" calcext:value-type="float">
            <text:p>10.9903</text:p>
          </table:table-cell>
          <table:table-cell table:formula="of:=SUM([Instances.C144:Instances.C144])" office:value-type="float" office:value="0" calcext:value-type="float">
            <text:p>0</text:p>
          </table:table-cell>
          <table:table-cell table:formula="of:=MIN([.$B144])" office:value-type="float" office:value="10.9903" calcext:value-type="float">
            <text:p>10.9903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0.9903" calcext:value-type="float">
            <text:p>10.9903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0.9903" calcext:value-type="float">
            <text:p>10.9903</text:p>
          </table:table-cell>
          <table:table-cell table:formula="of:=MAX([.$C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6/less_weight</text:p>
          </table:table-cell>
          <table:table-cell table:formula="of:=AVERAGE([Instances.B145:Instances.B145])" office:value-type="float" office:value="300" calcext:value-type="float">
            <text:p>300</text:p>
          </table:table-cell>
          <table:table-cell table:formula="of:=SUM([Instances.C145:Instances.C145])"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6/poset</text:p>
          </table:table-cell>
          <table:table-cell table:formula="of:=AVERAGE([Instances.B146:Instances.B146])" office:value-type="float" office:value="300" calcext:value-type="float">
            <text:p>300</text:p>
          </table:table-cell>
          <table:table-cell table:formula="of:=SUM([Instances.C146:Instances.C146])"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4/aso</text:p>
          </table:table-cell>
          <table:table-cell table:formula="of:=AVERAGE([Instances.B147:Instances.B147])" office:value-type="float" office:value="35.5059" calcext:value-type="float">
            <text:p>35.5059</text:p>
          </table:table-cell>
          <table:table-cell table:formula="of:=SUM([Instances.C147:Instances.C147])" office:value-type="float" office:value="0" calcext:value-type="float">
            <text:p>0</text:p>
          </table:table-cell>
          <table:table-cell table:formula="of:=MIN([.$B147])" office:value-type="float" office:value="35.5059" calcext:value-type="float">
            <text:p>35.5059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5.5059" calcext:value-type="float">
            <text:p>35.5059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5.5059" calcext:value-type="float">
            <text:p>35.5059</text:p>
          </table:table-cell>
          <table:table-cell table:formula="of:=MAX([.$C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4/less_weight</text:p>
          </table:table-cell>
          <table:table-cell table:formula="of:=AVERAGE([Instances.B148:Instances.B148])" office:value-type="float" office:value="300" calcext:value-type="float">
            <text:p>300</text:p>
          </table:table-cell>
          <table:table-cell table:formula="of:=SUM([Instances.C148:Instances.C148])"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4/poset</text:p>
          </table:table-cell>
          <table:table-cell table:formula="of:=AVERAGE([Instances.B149:Instances.B149])" office:value-type="float" office:value="300" calcext:value-type="float">
            <text:p>300</text:p>
          </table:table-cell>
          <table:table-cell table:formula="of:=SUM([Instances.C149:Instances.C149])"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6/aso</text:p>
          </table:table-cell>
          <table:table-cell table:formula="of:=AVERAGE([Instances.B150:Instances.B150])" office:value-type="float" office:value="21.944" calcext:value-type="float">
            <text:p>21.944</text:p>
          </table:table-cell>
          <table:table-cell table:formula="of:=SUM([Instances.C150:Instances.C150])" office:value-type="float" office:value="0" calcext:value-type="float">
            <text:p>0</text:p>
          </table:table-cell>
          <table:table-cell table:formula="of:=MIN([.$B150])" office:value-type="float" office:value="21.944" calcext:value-type="float">
            <text:p>21.944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21.944" calcext:value-type="float">
            <text:p>21.944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21.944" calcext:value-type="float">
            <text:p>21.944</text:p>
          </table:table-cell>
          <table:table-cell table:formula="of:=MAX([.$C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6/less_weight</text:p>
          </table:table-cell>
          <table:table-cell table:formula="of:=AVERAGE([Instances.B151:Instances.B151])" office:value-type="float" office:value="300" calcext:value-type="float">
            <text:p>300</text:p>
          </table:table-cell>
          <table:table-cell table:formula="of:=SUM([Instances.C151:Instances.C151])"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6/poset</text:p>
          </table:table-cell>
          <table:table-cell table:formula="of:=AVERAGE([Instances.B152:Instances.B152])" office:value-type="float" office:value="300" calcext:value-type="float">
            <text:p>300</text:p>
          </table:table-cell>
          <table:table-cell table:formula="of:=SUM([Instances.C152:Instances.C152])"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8/aso</text:p>
          </table:table-cell>
          <table:table-cell table:formula="of:=AVERAGE([Instances.B153:Instances.B153])" office:value-type="float" office:value="13.4608" calcext:value-type="float">
            <text:p>13.4608</text:p>
          </table:table-cell>
          <table:table-cell table:formula="of:=SUM([Instances.C153:Instances.C153])" office:value-type="float" office:value="0" calcext:value-type="float">
            <text:p>0</text:p>
          </table:table-cell>
          <table:table-cell table:formula="of:=MIN([.$B153])" office:value-type="float" office:value="13.4608" calcext:value-type="float">
            <text:p>13.4608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13.4608" calcext:value-type="float">
            <text:p>13.4608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13.4608" calcext:value-type="float">
            <text:p>13.4608</text:p>
          </table:table-cell>
          <table:table-cell table:formula="of:=MAX([.$C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8/less_weight</text:p>
          </table:table-cell>
          <table:table-cell table:formula="of:=AVERAGE([Instances.B154:Instances.B154])" office:value-type="float" office:value="300" calcext:value-type="float">
            <text:p>300</text:p>
          </table:table-cell>
          <table:table-cell table:formula="of:=SUM([Instances.C154:Instances.C154])"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8/poset</text:p>
          </table:table-cell>
          <table:table-cell table:formula="of:=AVERAGE([Instances.B155:Instances.B155])" office:value-type="float" office:value="300" calcext:value-type="float">
            <text:p>300</text:p>
          </table:table-cell>
          <table:table-cell table:formula="of:=SUM([Instances.C155:Instances.C155])"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aso</text:p>
          </table:table-cell>
          <table:table-cell table:formula="of:=AVERAGE([Instances.B156:Instances.B156])" office:value-type="float" office:value="54.5331" calcext:value-type="float">
            <text:p>54.5331</text:p>
          </table:table-cell>
          <table:table-cell table:formula="of:=SUM([Instances.C156:Instances.C156])" office:value-type="float" office:value="0" calcext:value-type="float">
            <text:p>0</text:p>
          </table:table-cell>
          <table:table-cell table:formula="of:=MIN([.$B156])" office:value-type="float" office:value="54.5331" calcext:value-type="float">
            <text:p>54.5331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54.5331" calcext:value-type="float">
            <text:p>54.5331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54.5331" calcext:value-type="float">
            <text:p>54.5331</text:p>
          </table:table-cell>
          <table:table-cell table:formula="of:=MAX([.$C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less_weight</text:p>
          </table:table-cell>
          <table:table-cell table:formula="of:=AVERAGE([Instances.B157:Instances.B157])" office:value-type="float" office:value="300" calcext:value-type="float">
            <text:p>300</text:p>
          </table:table-cell>
          <table:table-cell table:formula="of:=SUM([Instances.C157:Instances.C157])"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poset</text:p>
          </table:table-cell>
          <table:table-cell table:formula="of:=AVERAGE([Instances.B158:Instances.B158])" office:value-type="float" office:value="300" calcext:value-type="float">
            <text:p>300</text:p>
          </table:table-cell>
          <table:table-cell table:formula="of:=SUM([Instances.C158:Instances.C158])"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0/aso</text:p>
          </table:table-cell>
          <table:table-cell table:formula="of:=AVERAGE([Instances.B159:Instances.B159])" office:value-type="float" office:value="8.53491" calcext:value-type="float">
            <text:p>8.53491</text:p>
          </table:table-cell>
          <table:table-cell table:formula="of:=SUM([Instances.C159:Instances.C159])" office:value-type="float" office:value="0" calcext:value-type="float">
            <text:p>0</text:p>
          </table:table-cell>
          <table:table-cell table:formula="of:=MIN([.$B159])" office:value-type="float" office:value="8.53491" calcext:value-type="float">
            <text:p>8.53491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8.53491" calcext:value-type="float">
            <text:p>8.53491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8.53491" calcext:value-type="float">
            <text:p>8.53491</text:p>
          </table:table-cell>
          <table:table-cell table:formula="of:=MAX([.$C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0/less_weight</text:p>
          </table:table-cell>
          <table:table-cell table:formula="of:=AVERAGE([Instances.B160:Instances.B160])" office:value-type="float" office:value="300" calcext:value-type="float">
            <text:p>300</text:p>
          </table:table-cell>
          <table:table-cell table:formula="of:=SUM([Instances.C160:Instances.C160])"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0/poset</text:p>
          </table:table-cell>
          <table:table-cell table:formula="of:=AVERAGE([Instances.B161:Instances.B161])" office:value-type="float" office:value="300" calcext:value-type="float">
            <text:p>300</text:p>
          </table:table-cell>
          <table:table-cell table:formula="of:=SUM([Instances.C161:Instances.C161])"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9/aso</text:p>
          </table:table-cell>
          <table:table-cell table:formula="of:=AVERAGE([Instances.B162:Instances.B162])" office:value-type="float" office:value="44.5913" calcext:value-type="float">
            <text:p>44.5913</text:p>
          </table:table-cell>
          <table:table-cell table:formula="of:=SUM([Instances.C162:Instances.C162])" office:value-type="float" office:value="0" calcext:value-type="float">
            <text:p>0</text:p>
          </table:table-cell>
          <table:table-cell table:formula="of:=MIN([.$B162])" office:value-type="float" office:value="44.5913" calcext:value-type="float">
            <text:p>44.5913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44.5913" calcext:value-type="float">
            <text:p>44.5913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44.5913" calcext:value-type="float">
            <text:p>44.5913</text:p>
          </table:table-cell>
          <table:table-cell table:formula="of:=MAX([.$C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9/less_weight</text:p>
          </table:table-cell>
          <table:table-cell table:formula="of:=AVERAGE([Instances.B163:Instances.B163])" office:value-type="float" office:value="300" calcext:value-type="float">
            <text:p>300</text:p>
          </table:table-cell>
          <table:table-cell table:formula="of:=SUM([Instances.C163:Instances.C163])"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9/poset</text:p>
          </table:table-cell>
          <table:table-cell table:formula="of:=AVERAGE([Instances.B164:Instances.B164])" office:value-type="float" office:value="300" calcext:value-type="float">
            <text:p>300</text:p>
          </table:table-cell>
          <table:table-cell table:formula="of:=SUM([Instances.C164:Instances.C164])"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aso</text:p>
          </table:table-cell>
          <table:table-cell table:formula="of:=AVERAGE([Instances.B165:Instances.B165])" office:value-type="float" office:value="26.3329" calcext:value-type="float">
            <text:p>26.3329</text:p>
          </table:table-cell>
          <table:table-cell table:formula="of:=SUM([Instances.C165:Instances.C165])" office:value-type="float" office:value="0" calcext:value-type="float">
            <text:p>0</text:p>
          </table:table-cell>
          <table:table-cell table:formula="of:=MIN([.$B165])" office:value-type="float" office:value="26.3329" calcext:value-type="float">
            <text:p>26.3329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26.3329" calcext:value-type="float">
            <text:p>26.3329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26.3329" calcext:value-type="float">
            <text:p>26.3329</text:p>
          </table:table-cell>
          <table:table-cell table:formula="of:=MAX([.$C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less_weight</text:p>
          </table:table-cell>
          <table:table-cell table:formula="of:=AVERAGE([Instances.B166:Instances.B166])" office:value-type="float" office:value="300" calcext:value-type="float">
            <text:p>300</text:p>
          </table:table-cell>
          <table:table-cell table:formula="of:=SUM([Instances.C166:Instances.C166])"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poset</text:p>
          </table:table-cell>
          <table:table-cell table:formula="of:=AVERAGE([Instances.B167:Instances.B167])" office:value-type="float" office:value="300" calcext:value-type="float">
            <text:p>300</text:p>
          </table:table-cell>
          <table:table-cell table:formula="of:=SUM([Instances.C167:Instances.C167])"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0/aso</text:p>
          </table:table-cell>
          <table:table-cell table:formula="of:=AVERAGE([Instances.B168:Instances.B168])" office:value-type="float" office:value="12.1373" calcext:value-type="float">
            <text:p>12.1373</text:p>
          </table:table-cell>
          <table:table-cell table:formula="of:=SUM([Instances.C168:Instances.C168])" office:value-type="float" office:value="0" calcext:value-type="float">
            <text:p>0</text:p>
          </table:table-cell>
          <table:table-cell table:formula="of:=MIN([.$B168])" office:value-type="float" office:value="12.1373" calcext:value-type="float">
            <text:p>12.1373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12.1373" calcext:value-type="float">
            <text:p>12.1373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12.1373" calcext:value-type="float">
            <text:p>12.1373</text:p>
          </table:table-cell>
          <table:table-cell table:formula="of:=MAX([.$C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0/less_weight</text:p>
          </table:table-cell>
          <table:table-cell table:formula="of:=AVERAGE([Instances.B169:Instances.B169])" office:value-type="float" office:value="300" calcext:value-type="float">
            <text:p>300</text:p>
          </table:table-cell>
          <table:table-cell table:formula="of:=SUM([Instances.C169:Instances.C169])"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0/poset</text:p>
          </table:table-cell>
          <table:table-cell table:formula="of:=AVERAGE([Instances.B170:Instances.B170])" office:value-type="float" office:value="300" calcext:value-type="float">
            <text:p>300</text:p>
          </table:table-cell>
          <table:table-cell table:formula="of:=SUM([Instances.C170:Instances.C170])"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2/aso</text:p>
          </table:table-cell>
          <table:table-cell table:formula="of:=AVERAGE([Instances.B171:Instances.B171])" office:value-type="float" office:value="9.95895" calcext:value-type="float">
            <text:p>9.95895</text:p>
          </table:table-cell>
          <table:table-cell table:formula="of:=SUM([Instances.C171:Instances.C171])" office:value-type="float" office:value="0" calcext:value-type="float">
            <text:p>0</text:p>
          </table:table-cell>
          <table:table-cell table:formula="of:=MIN([.$B171])" office:value-type="float" office:value="9.95895" calcext:value-type="float">
            <text:p>9.95895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9.95895" calcext:value-type="float">
            <text:p>9.95895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9.95895" calcext:value-type="float">
            <text:p>9.95895</text:p>
          </table:table-cell>
          <table:table-cell table:formula="of:=MAX([.$C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2/less_weight</text:p>
          </table:table-cell>
          <table:table-cell table:formula="of:=AVERAGE([Instances.B172:Instances.B172])" office:value-type="float" office:value="300" calcext:value-type="float">
            <text:p>300</text:p>
          </table:table-cell>
          <table:table-cell table:formula="of:=SUM([Instances.C172:Instances.C172])"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2/poset</text:p>
          </table:table-cell>
          <table:table-cell table:formula="of:=AVERAGE([Instances.B173:Instances.B173])" office:value-type="float" office:value="300" calcext:value-type="float">
            <text:p>300</text:p>
          </table:table-cell>
          <table:table-cell table:formula="of:=SUM([Instances.C173:Instances.C173])"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6/aso</text:p>
          </table:table-cell>
          <table:table-cell table:formula="of:=AVERAGE([Instances.B174:Instances.B174])" office:value-type="float" office:value="13.7861" calcext:value-type="float">
            <text:p>13.7861</text:p>
          </table:table-cell>
          <table:table-cell table:formula="of:=SUM([Instances.C174:Instances.C174])" office:value-type="float" office:value="0" calcext:value-type="float">
            <text:p>0</text:p>
          </table:table-cell>
          <table:table-cell table:formula="of:=MIN([.$B174])" office:value-type="float" office:value="13.7861" calcext:value-type="float">
            <text:p>13.786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3.7861" calcext:value-type="float">
            <text:p>13.786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3.7861" calcext:value-type="float">
            <text:p>13.7861</text:p>
          </table:table-cell>
          <table:table-cell table:formula="of:=MAX([.$C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6/less_weight</text:p>
          </table:table-cell>
          <table:table-cell table:formula="of:=AVERAGE([Instances.B175:Instances.B175])" office:value-type="float" office:value="300" calcext:value-type="float">
            <text:p>300</text:p>
          </table:table-cell>
          <table:table-cell table:formula="of:=SUM([Instances.C175:Instances.C175])"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6/poset</text:p>
          </table:table-cell>
          <table:table-cell table:formula="of:=AVERAGE([Instances.B176:Instances.B176])" office:value-type="float" office:value="300" calcext:value-type="float">
            <text:p>300</text:p>
          </table:table-cell>
          <table:table-cell table:formula="of:=SUM([Instances.C176:Instances.C176])"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9/aso</text:p>
          </table:table-cell>
          <table:table-cell table:formula="of:=AVERAGE([Instances.B177:Instances.B177])" office:value-type="float" office:value="13.7241" calcext:value-type="float">
            <text:p>13.7241</text:p>
          </table:table-cell>
          <table:table-cell table:formula="of:=SUM([Instances.C177:Instances.C177])" office:value-type="float" office:value="0" calcext:value-type="float">
            <text:p>0</text:p>
          </table:table-cell>
          <table:table-cell table:formula="of:=MIN([.$B177])" office:value-type="float" office:value="13.7241" calcext:value-type="float">
            <text:p>13.7241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3.7241" calcext:value-type="float">
            <text:p>13.7241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3.7241" calcext:value-type="float">
            <text:p>13.7241</text:p>
          </table:table-cell>
          <table:table-cell table:formula="of:=MAX([.$C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9/less_weight</text:p>
          </table:table-cell>
          <table:table-cell table:formula="of:=AVERAGE([Instances.B178:Instances.B178])" office:value-type="float" office:value="300" calcext:value-type="float">
            <text:p>300</text:p>
          </table:table-cell>
          <table:table-cell table:formula="of:=SUM([Instances.C178:Instances.C178])"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9/poset</text:p>
          </table:table-cell>
          <table:table-cell table:formula="of:=AVERAGE([Instances.B179:Instances.B179])" office:value-type="float" office:value="300" calcext:value-type="float">
            <text:p>300</text:p>
          </table:table-cell>
          <table:table-cell table:formula="of:=SUM([Instances.C179:Instances.C179])"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6540.44725" calcext:value-type="float">
            <text:p>36540.44725</text:p>
          </table:table-cell>
          <table:table-cell table:formula="of:=SUM([.C3:.C179])" office:value-type="float" office:value="118" calcext:value-type="float">
            <text:p>118</text:p>
          </table:table-cell>
          <table:table-cell table:formula="of:=SUM([.D3:.D179])" office:value-type="float" office:value="36540.44725" calcext:value-type="float">
            <text:p>36540.44725</text:p>
          </table:table-cell>
          <table:table-cell table:formula="of:=SUM([.E3:.E179])" office:value-type="float" office:value="118" calcext:value-type="float">
            <text:p>118</text:p>
          </table:table-cell>
          <table:table-cell table:formula="of:=SUM([.F3:.F179])" office:value-type="float" office:value="36540.44725" calcext:value-type="float">
            <text:p>36540.44725</text:p>
          </table:table-cell>
          <table:table-cell table:formula="of:=SUM([.G3:.G179])" office:value-type="float" office:value="118" calcext:value-type="float">
            <text:p>118</text:p>
          </table:table-cell>
          <table:table-cell table:formula="of:=SUM([.H3:.H179])" office:value-type="float" office:value="36540.44725" calcext:value-type="float">
            <text:p>36540.44725</text:p>
          </table:table-cell>
          <table:table-cell table:formula="of:=SUM([.I3:.I179])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06.44320480226" calcext:value-type="float">
            <text:p>206.44320480226</text:p>
          </table:table-cell>
          <table:table-cell table:formula="of:=AVERAGE([.C3:.C179])" office:value-type="float" office:value="0.666666666666667" calcext:value-type="float">
            <text:p>0.666666666666667</text:p>
          </table:table-cell>
          <table:table-cell table:formula="of:=AVERAGE([.D3:.D179])" office:value-type="float" office:value="206.44320480226" calcext:value-type="float">
            <text:p>206.44320480226</text:p>
          </table:table-cell>
          <table:table-cell table:formula="of:=AVERAGE([.E3:.E179])" office:value-type="float" office:value="0.666666666666667" calcext:value-type="float">
            <text:p>0.666666666666667</text:p>
          </table:table-cell>
          <table:table-cell table:formula="of:=AVERAGE([.F3:.F179])" office:value-type="float" office:value="206.44320480226" calcext:value-type="float">
            <text:p>206.44320480226</text:p>
          </table:table-cell>
          <table:table-cell table:formula="of:=AVERAGE([.G3:.G179])" office:value-type="float" office:value="0.666666666666667" calcext:value-type="float">
            <text:p>0.666666666666667</text:p>
          </table:table-cell>
          <table:table-cell table:formula="of:=AVERAGE([.H3:.H179])" office:value-type="float" office:value="206.44320480226" calcext:value-type="float">
            <text:p>206.44320480226</text:p>
          </table:table-cell>
          <table:table-cell table:formula="of:=AVERAGE([.I3:.I179])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33.262168730521" calcext:value-type="float">
            <text:p>133.262168730521</text:p>
          </table:table-cell>
          <table:table-cell table:formula="of:=STDEV([.C3:.C179])" office:value-type="float" office:value="0.472741841267354" calcext:value-type="float">
            <text:p>0.472741841267354</text:p>
          </table:table-cell>
          <table:table-cell table:formula="of:=STDEV([.D3:.D179])" office:value-type="float" office:value="133.262168730521" calcext:value-type="float">
            <text:p>133.262168730521</text:p>
          </table:table-cell>
          <table:table-cell table:formula="of:=STDEV([.E3:.E179])" office:value-type="float" office:value="0.472741841267354" calcext:value-type="float">
            <text:p>0.472741841267354</text:p>
          </table:table-cell>
          <table:table-cell table:formula="of:=STDEV([.F3:.F179])" office:value-type="float" office:value="133.262168730521" calcext:value-type="float">
            <text:p>133.262168730521</text:p>
          </table:table-cell>
          <table:table-cell table:formula="of:=STDEV([.G3:.G179])" office:value-type="float" office:value="0.472741841267354" calcext:value-type="float">
            <text:p>0.472741841267354</text:p>
          </table:table-cell>
          <table:table-cell table:formula="of:=STDEV([.H3:.H179])" office:value-type="float" office:value="133.262168730521" calcext:value-type="float">
            <text:p>133.262168730521</text:p>
          </table:table-cell>
          <table:table-cell table:formula="of:=STDEV([.I3:.I179])" office:value-type="float" office:value="0.472741841267354" calcext:value-type="float">
            <text:p>0.472741841267354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3T17:08:20.266141678</dc:date>
    <meta:editing-duration>PT2M41S</meta:editing-duration>
    <meta:editing-cycles>1</meta:editing-cycles>
    <meta:document-statistic meta:table-count="2" meta:cell-count="3660" meta:object-count="0"/>
    <meta:generator>LibreOffice/7.3.7.2$Linux_X86_64 LibreOffice_project/30$Build-2</meta:generator>
  </office:meta>
</office:document-meta>
</file>